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14.885cm" fo:margin-left="1.307cm" fo:margin-right="1.397cm" table:align="margins"/>
    </style:style>
    <style:style style:name="Table4.A" style:family="table-column">
      <style:table-column-properties style:column-width="5.399cm" style:rel-column-width="23770*"/>
    </style:style>
    <style:style style:name="Table4.B" style:family="table-column">
      <style:table-column-properties style:column-width="1.496cm" style:rel-column-width="6585*"/>
    </style:style>
    <style:style style:name="Table4.C" style:family="table-column">
      <style:table-column-properties style:column-width="7.99cm" style:rel-column-width="35180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18cm solid #0000ff" fo:border-right="none" fo:border-top="0.018cm solid #0000ff" fo:border-bottom="0.018cm solid #0000ff"/>
    </style:style>
    <style:style style:name="Table4.B1" style:family="table-cell">
      <style:table-cell-properties fo:padding="0.097cm" fo:border-left="0.002cm solid #ffffff" fo:border-right="none" fo:border-top="0.018cm solid #0000ff" fo:border-bottom="0.018cm solid #0000ff"/>
    </style:style>
    <style:style style:name="Table4.C1" style:family="table-cell">
      <style:table-cell-properties fo:padding="0.097cm" fo:border-left="0.002cm solid #ffffff" fo:border-right="0.018cm solid #0000ff" fo:border-top="0.018cm solid #0000ff" fo:border-bottom="0.018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C2" style:family="table-cell">
      <style:table-cell-properties fo:padding="0.097cm" fo:border-left="0.002cm solid #0000ff" fo:border-right="0.002cm solid #0000ff" fo:border-top="none" fo:border-bottom="0.002cm solid #0000ff"/>
    </style:style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26cm" style:rel-column-width="18687*"/>
    </style:style>
    <style:style style:name="MethodTable.B" style:family="table-column">
      <style:table-column-properties style:column-width="10.679cm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258cm" style:rel-column-width="18680*"/>
    </style:style>
    <style:style style:name="Table1.B" style:family="table-column">
      <style:table-column-properties style:column-width="10.68cm" style:rel-column-width="46855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9cm" fo:margin-left="1.325cm" fo:margin-right="1.316cm" table:align="margins"/>
    </style:style>
    <style:style style:name="Table3.A" style:family="table-column">
      <style:table-column-properties style:column-width="5.054cm" style:rel-column-width="22154*"/>
    </style:style>
    <style:style style:name="Table3.B" style:family="table-column">
      <style:table-column-properties style:column-width="9.895cm" style:rel-column-width="43381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cm" table:align="center"/>
    </style:style>
    <style:style style:name="Table7.A" style:family="table-column">
      <style:table-column-properties style:column-width="4.731cm"/>
    </style:style>
    <style:style style:name="Table7.B" style:family="table-column">
      <style:table-column-properties style:column-width="10.209cm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4cm" table:align="center"/>
    </style:style>
    <style:style style:name="Table8.A" style:family="table-column">
      <style:table-column-properties style:column-width="4.731cm"/>
    </style:style>
    <style:style style:name="Table8.B" style:family="table-column">
      <style:table-column-properties style:column-width="10.209cm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4cm" table:align="center"/>
    </style:style>
    <style:style style:name="Table9.A" style:family="table-column">
      <style:table-column-properties style:column-width="4.731cm"/>
    </style:style>
    <style:style style:name="Table9.B" style:family="table-column">
      <style:table-column-properties style:column-width="10.209cm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4cm" table:align="center"/>
    </style:style>
    <style:style style:name="Table10.A" style:family="table-column">
      <style:table-column-properties style:column-width="4.731cm"/>
    </style:style>
    <style:style style:name="Table10.B" style:family="table-column">
      <style:table-column-properties style:column-width="10.209cm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4cm" table:align="center"/>
    </style:style>
    <style:style style:name="Table11.A" style:family="table-column">
      <style:table-column-properties style:column-width="4.731cm"/>
    </style:style>
    <style:style style:name="Table11.B" style:family="table-column">
      <style:table-column-properties style:column-width="10.209cm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2" style:family="table">
      <style:table-properties style:width="14.94cm" table:align="center"/>
    </style:style>
    <style:style style:name="Table12.A" style:family="table-column">
      <style:table-column-properties style:column-width="4.731cm"/>
    </style:style>
    <style:style style:name="Table12.B" style:family="table-column">
      <style:table-column-properties style:column-width="10.209cm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</style:style>
    <style:style style:name="P3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4" style:family="paragraph" style:parent-style-name="Method_20_Body">
      <style:paragraph-properties fo:margin-left="0cm" fo:margin-right="0cm" fo:text-align="center" style:justify-single-word="false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5" style:family="paragraph" style:parent-style-name="Method_20_Body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Method_20_Code_20_Listing">
      <style:paragraph-properties fo:margin-left="0cm" fo:margin-right="0cm" fo:text-indent="0cm" style:auto-text-indent="false"/>
      <style:text-properties fo:color="#000080"/>
    </style:style>
    <style:style style:name="P7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9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DejaVu Serif2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Method_20_Code_20_Listing">
      <style:text-properties fo:color="#000080"/>
    </style:style>
    <style:style style:name="P13" style:family="paragraph" style:parent-style-name="Method_20_Body">
      <style:paragraph-properties fo:margin-left="1.251cm" fo:margin-right="0cm" fo:text-indent="0cm" style:auto-text-indent="false"/>
    </style:style>
    <style:style style:name="P14" style:family="paragraph" style:parent-style-name="Method_20_Code_20_Listing">
      <style:paragraph-properties fo:margin-left="1.199cm" fo:margin-right="0cm" fo:text-indent="0cm" style:auto-text-indent="false"/>
    </style:style>
    <style:style style:name="P15" style:family="paragraph" style:parent-style-name="Coding_20_Title">
      <style:paragraph-properties fo:break-before="page"/>
    </style:style>
    <style:style style:name="P16" style:family="paragraph" style:parent-style-name="Method_20_Title">
      <style:paragraph-properties fo:break-before="page"/>
    </style:style>
    <style:style style:name="P17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Method_20_Body" style:list-style-name="L2"/>
    <style:style style:name="P19" style:family="paragraph" style:parent-style-name="Method_20_Body" style:list-style-name="L2">
      <style:paragraph-properties fo:margin-left="2.501cm" fo:margin-right="0cm" fo:text-indent="-0.635cm" style:auto-text-indent="false"/>
    </style:style>
    <style:style style:name="P20" style:family="paragraph" style:parent-style-name="Method_20_Body">
      <style:paragraph-properties fo:margin-left="0cm" fo:margin-right="0cm" fo:text-indent="0cm" style:auto-text-indent="false"/>
    </style:style>
    <style:style style:name="P21" style:family="paragraph" style:parent-style-name="Method_20_Code_20_Listing">
      <style:text-properties fo:color="#000080"/>
    </style:style>
    <style:style style:name="P22" style:family="paragraph" style:parent-style-name="Code_20_Listing">
      <style:text-properties fo:color="#000080"/>
    </style:style>
    <style:style style:name="P23" style:family="paragraph" style:parent-style-name="Code_20_Listing">
      <style:paragraph-properties fo:break-before="page"/>
      <style:text-properties fo:color="#000080"/>
    </style:style>
    <style:style style:name="P24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2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2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Method_20_Listing_20_Title">
      <style:paragraph-properties fo:break-before="page"/>
    </style:style>
    <style:style style:name="P28" style:family="paragraph" style:parent-style-name="Standard" style:list-style-name="L1"/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style-asian="normal" style:font-style-complex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80"/>
    </style:style>
    <style:style style:name="T5" style:family="text">
      <style:text-properties fo:color="#000080" style:font-name="DejaVu Sans Mono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Log</text:h>
      <text:p text:style-name="Class_20_Description"/>
      <text:p text:style-name="Class_20_Description">The <text:span text:style-name="Class_20_Variables">Log</text:span> class is a static, singleton convenience class providing access to logging functions.</text:p>
      <text:p text:style-name="Class_20_Description"/>
      <text:h text:style-name="Criteria_20_Title" text:outline-level="2">Design criteria and considerations</text:h>
      <text:p text:style-name="Criteria_20_Body"/>
      <text:p text:style-name="Criteria_20_Body">The static <text:span text:style-name="Class_20_Variables">Log</text:span> class</text:p>
      <text:p text:style-name="Criteria_20_Body"/>
      <text:list xml:id="list678233636" text:style-name="L1">
        <text:list-item>
          <text:p text:style-name="P28">Uses the <text:span text:style-name="Class_20_Variables">Log\Exception</text:span> class and the <text:span text:style-name="Class_20_Variables">Error</text:span> class to throw exceptions in the case of an error;</text:p>
        </text:list-item>
        <text:list-item>
          <text:p text:style-name="P28">uses the <text:span text:style-name="Class_20_Variables">Properties</text:span> class to contain log formatting information.</text:p>
        </text:list-item>
      </text:list>
      <text:p text:style-name="Standard"/>
      <text:p text:style-name="Standard"/>
      <text:h text:style-name="P27" text:outline-level="4">Class Constants</text:h>
      <text:p text:style-name="Method_20_Body"/>
      <text:p text:style-name="Method_20_Body">The <text:span text:style-name="Class_20_Variables">Log</text:span> class defines the following constants:</text:p>
      <text:p text:style-name="Method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Constant</text:p>
          </table:table-cell>
          <table:table-cell table:style-name="Table4.B1" office:value-type="string">
            <text:p text:style-name="P8">Value</text:p>
          </table:table-cell>
          <table:table-cell table:style-name="Table4.C1" office:value-type="string">
            <text:p text:style-name="P7">Description</text:p>
          </table:table-cell>
        </table:table-row>
        <table:table-row>
          <table:table-cell table:style-name="Table4.A2" office:value-type="string">
            <text:p text:style-name="P10">LOG_BSD_EMERG</text:p>
          </table:table-cell>
          <table:table-cell table:style-name="Table4.A2" office:value-type="string">
            <text:p text:style-name="P5">0</text:p>
          </table:table-cell>
          <table:table-cell table:style-name="Table4.C2" office:value-type="string">
            <text:p text:style-name="P2">Emergency: system is unusable.</text:p>
          </table:table-cell>
        </table:table-row>
        <table:table-row>
          <table:table-cell table:style-name="Table4.A2" office:value-type="string">
            <text:p text:style-name="P10">LOG_BSD_ALERT</text:p>
          </table:table-cell>
          <table:table-cell table:style-name="Table4.A2" office:value-type="string">
            <text:p text:style-name="P5">1</text:p>
          </table:table-cell>
          <table:table-cell table:style-name="Table4.C2" office:value-type="string">
            <text:p text:style-name="P2">Alert: action must be taken immediately.</text:p>
          </table:table-cell>
        </table:table-row>
        <table:table-row>
          <table:table-cell table:style-name="Table4.A2" office:value-type="string">
            <text:p text:style-name="P10">LOG_BSD_CRIT</text:p>
          </table:table-cell>
          <table:table-cell table:style-name="Table4.A2" office:value-type="string">
            <text:p text:style-name="P5">2</text:p>
          </table:table-cell>
          <table:table-cell table:style-name="Table4.C2" office:value-type="string">
            <text:p text:style-name="P2">Critical: critical conditions.</text:p>
          </table:table-cell>
        </table:table-row>
        <table:table-row>
          <table:table-cell table:style-name="Table4.A2" office:value-type="string">
            <text:p text:style-name="P10">LOG_BSD_ERR</text:p>
          </table:table-cell>
          <table:table-cell table:style-name="Table4.A2" office:value-type="string">
            <text:p text:style-name="P4">3</text:p>
          </table:table-cell>
          <table:table-cell table:style-name="Table4.C2" office:value-type="string">
            <text:p text:style-name="P2">Error: error conditions.</text:p>
          </table:table-cell>
        </table:table-row>
        <table:table-row>
          <table:table-cell table:style-name="Table4.A2" office:value-type="string">
            <text:p text:style-name="P10">LOG_BSD_WARN</text:p>
          </table:table-cell>
          <table:table-cell table:style-name="Table4.A2" office:value-type="string">
            <text:p text:style-name="P4">4</text:p>
          </table:table-cell>
          <table:table-cell table:style-name="Table4.C2" office:value-type="string">
            <text:p text:style-name="P2">Warning: warning conditions.</text:p>
          </table:table-cell>
        </table:table-row>
        <table:table-row>
          <table:table-cell table:style-name="Table4.A2" office:value-type="string">
            <text:p text:style-name="P10">LOG_BSD_NOTICE</text:p>
          </table:table-cell>
          <table:table-cell table:style-name="Table4.A2" office:value-type="string">
            <text:p text:style-name="P4">5</text:p>
          </table:table-cell>
          <table:table-cell table:style-name="Table4.C2" office:value-type="string">
            <text:p text:style-name="P2">Notice: normal but significant condition.</text:p>
          </table:table-cell>
        </table:table-row>
        <table:table-row>
          <table:table-cell table:style-name="Table4.A2" office:value-type="string">
            <text:p text:style-name="P10">LOG_BSD_INFO</text:p>
          </table:table-cell>
          <table:table-cell table:style-name="Table4.A2" office:value-type="string">
            <text:p text:style-name="P4">6</text:p>
          </table:table-cell>
          <table:table-cell table:style-name="Table4.C2" office:value-type="string">
            <text:p text:style-name="P2">Informational: informational messages.</text:p>
          </table:table-cell>
        </table:table-row>
        <table:table-row>
          <table:table-cell table:style-name="Table4.A2" office:value-type="string">
            <text:p text:style-name="P10">LOG_BSD_DEBUG</text:p>
          </table:table-cell>
          <table:table-cell table:style-name="Table4.A2" office:value-type="string">
            <text:p text:style-name="P4">7</text:p>
          </table:table-cell>
          <table:table-cell table:style-name="Table4.C2" office:value-type="string">
            <text:p text:style-name="P2">Debug: debug messages.</text:p>
          </table:table-cell>
        </table:table-row>
        <table:table-row>
          <table:table-cell table:style-name="Table4.A2" office:value-type="string">
            <text:p text:style-name="P10">LOG_BSD_USER</text:p>
          </table:table-cell>
          <table:table-cell table:style-name="Table4.A2" office:value-type="string">
            <text:p text:style-name="P4">8</text:p>
          </table:table-cell>
          <table:table-cell table:style-name="Table4.C2" office:value-type="string">
            <text:p text:style-name="P2">User: user defined errors start here.</text:p>
          </table:table-cell>
        </table:table-row>
      </table:table>
      <text:p text:style-name="Method_20_Body"/>
      <text:h text:style-name="Method_20_Listing_20_Title" text:outline-level="4">Static Class Properties</text:h>
      <text:p text:style-name="Method_20_Body"/>
      <text:p text:style-name="Method_20_Body">The <text:span text:style-name="Class_20_Variables">Log</text:span> class defines the following static property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7">Properties</text:p>
          </table:table-cell>
          <table:table-cell table:style-name="MethodTable.B1" office:value-type="string">
            <text:p text:style-name="P7">Description</text:p>
          </table:table-cell>
        </table:table-row>
        <table:table-row>
          <table:table-cell table:style-name="MethodTable.A2" office:value-type="string">
            <text:p text:style-name="P9">$instance</text:p>
          </table:table-cell>
          <table:table-cell table:style-name="MethodTable.B2" office:value-type="string">
            <text:p text:style-name="P2">Copy of the current class instance.</text:p>
          </table:table-cell>
        </table:table-row>
      </table:table>
      <text:p text:style-name="Method_20_Body"/>
      <text:h text:style-name="Method_20_Listing_20_Title" text:outline-level="4">Class Properties</text:h>
      <text:p text:style-name="Method_20_Body"/>
      <text:p text:style-name="Method_20_Body">The <text:span text:style-name="Class_20_Variables">Log</text:span> class defines the following propertie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Properties</text:p>
          </table:table-cell>
          <table:table-cell table:style-name="Table1.B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9">$logs</text:p>
          </table:table-cell>
          <table:table-cell table:style-name="Table1.B2" office:value-type="string">
            <text:p text:style-name="P3">Active log object array.</text:p>
          </table:table-cell>
        </table:table-row>
        <table:table-row>
          <table:table-cell table:style-name="Table1.A2" office:value-type="string">
            <text:p text:style-name="P9">$logTypes</text:p>
          </table:table-cell>
          <table:table-cell table:style-name="Table1.B2" office:value-type="string">
            <text:p text:style-name="P3">Array containing defined log level names to log level mapping.</text:p>
          </table:table-cell>
        </table:table-row>
        <table:table-row>
          <table:table-cell table:style-name="Table1.A2" office:value-type="string">
            <text:p text:style-name="P9">$defaults</text:p>
          </table:table-cell>
          <table:table-cell table:style-name="Table1.B2" office:value-type="string">
            <text:p text:style-name="P2">An instance of the <text:span text:style-name="Class_20_Variables">Properties</text:span> class to manage default property settings</text:p>
          </table:table-cell>
        </table:table-row>
      </table:table>
      <text:p text:style-name="Method_20_Body"/>
      <text:h text:style-name="Method_20_Listing_20_Title" text:outline-level="4"/>
      <text:h text:style-name="P27" text:outline-level="4">Static Class Methods</text:h>
      <text:p text:style-name="Method_20_Body"/>
      <text:p text:style-name="Method_20_Body">The <text:span text:style-name="Class_20_Variables">Log</text:span> class defines the following static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Method</text:p>
          </table:table-cell>
          <table:table-cell table:style-name="Table3.B1" office:value-type="string">
            <text:p text:style-name="P7">Description</text:p>
          </table:table-cell>
        </table:table-row>
        <table:table-row>
          <table:table-cell table:style-name="Table3.A2" office:value-type="string">
            <text:p text:style-name="P11"><text:a xlink:type="simple" xlink:href="#getInstance">getInstance</text:a></text:p>
          </table:table-cell>
          <table:table-cell table:style-name="Table3.B2" office:value-type="string">
            <text:p text:style-name="P2">Returns, or creates and returns if it doesn't exist, the current instance object.</text:p>
          </table:table-cell>
        </table:table-row>
        <table:table-row>
          <table:table-cell table:style-name="Table3.A2" office:value-type="string">
            <text:p text:style-name="P11"><text:a xlink:type="simple" xlink:href="#deleteInstance">deleteInstance</text:a></text:p>
          </table:table-cell>
          <table:table-cell table:style-name="Table3.B2" office:value-type="string">
            <text:p text:style-name="P2">Delete the current instance, if it exists.</text:p>
          </table:table-cell>
        </table:table-row>
        <table:table-row>
          <table:table-cell table:style-name="Table3.A2" office:value-type="string">
            <text:h text:style-name="P17" text:outline-level="5"><text:a xlink:type="simple" xlink:href="#message">message</text:a></text:h>
          </table:table-cell>
          <table:table-cell table:style-name="Table3.B2" office:value-type="string">
            <text:p text:style-name="P2">Log a message to the current log device(s).</text:p>
          </table:table-cell>
        </table:table-row>
        <table:table-row>
          <table:table-cell table:style-name="Table3.A2" office:value-type="string">
            <text:h text:style-name="P17" text:outline-level="5"><text:a xlink:type="simple" xlink:href="#startLog">startLog</text:a></text:h>
          </table:table-cell>
          <table:table-cell table:style-name="Table3.B2" office:value-type="string">
            <text:p text:style-name="P2">Start (open) the requested log and prepare it for logging activities.</text:p>
          </table:table-cell>
        </table:table-row>
        <table:table-row>
          <table:table-cell table:style-name="Table3.A2" office:value-type="string">
            <text:h text:style-name="P17" text:outline-level="5"><text:a xlink:type="simple" xlink:href="#stopLog">stopLog</text:a></text:h>
          </table:table-cell>
          <table:table-cell table:style-name="Table3.B2" office:value-type="string">
            <text:p text:style-name="P2">Stop a current logger by deleting it's entry.</text:p>
          </table:table-cell>
        </table:table-row>
        <table:table-row>
          <table:table-cell table:style-name="Table3.A2" office:value-type="string">
            <text:h text:style-name="P17" text:outline-level="5"><text:a xlink:type="simple" xlink:href="#stopLogs">stopLogs</text:a></text:h>
          </table:table-cell>
          <table:table-cell table:style-name="Table3.B2" office:value-type="string">
            <text:p text:style-name="P2">Stop all logs.</text:p>
          </table:table-cell>
        </table:table-row>
        <table:table-row>
          <table:table-cell table:style-name="Table3.A2" office:value-type="string">
            <text:h text:style-name="P17" text:outline-level="5"><text:a xlink:type="simple" xlink:href="#findLogError">findLogError</text:a></text:h>
          </table:table-cell>
          <table:table-cell table:style-name="Table3.B2" office:value-type="string">
            <text:p text:style-name="P2">Find the first log error.</text:p>
          </table:table-cell>
        </table:table-row>
        <table:table-row>
          <table:table-cell table:style-name="Table3.A2" office:value-type="string">
            <text:h text:style-name="P17" text:outline-level="5"><text:a xlink:type="simple" xlink:href="#getProperties">getProperties</text:a></text:h>
          </table:table-cell>
          <table:table-cell table:style-name="Table3.B2" office:value-type="string">
            <text:p text:style-name="P2">Get the properties associated with the log.</text:p>
          </table:table-cell>
        </table:table-row>
        <table:table-row>
          <table:table-cell table:style-name="Table3.A2" office:value-type="string">
            <text:h text:style-name="P17" text:outline-level="5"><text:a xlink:type="simple" xlink:href="#setLogType">setLogType</text:a></text:h>
          </table:table-cell>
          <table:table-cell table:style-name="Table3.B2" office:value-type="string">
            <text:p text:style-name="P2">Add the logging name to the <text:span text:style-name="Class_20_Variables">logTypes</text:span> array.</text:p>
          </table:table-cell>
        </table:table-row>
        <table:table-row>
          <table:table-cell table:style-name="Table3.A2" office:value-type="string">
            <text:h text:style-name="P17" text:outline-level="5"><text:a xlink:type="simple" xlink:href="#unsetLogType">unsetLogType</text:a></text:h>
          </table:table-cell>
          <table:table-cell table:style-name="Table3.B2" office:value-type="string">
            <text:p text:style-name="P2">Delete the symbolic name in the <text:span text:style-name="Class_20_Variables">logTypes</text:span> array.</text:p>
          </table:table-cell>
        </table:table-row>
        <table:table-row>
          <table:table-cell table:style-name="Table3.A2" office:value-type="string">
            <text:h text:style-name="P17" text:outline-level="5"><text:a xlink:type="simple" xlink:href="#clearLogTypes">clearLogTypes</text:a></text:h>
          </table:table-cell>
          <table:table-cell table:style-name="Table3.B2" office:value-type="string">
            <text:p text:style-name="P2">Clear all of the symbolic names and levels from <text:span text:style-name="Class_20_Variables">logTypes</text:span> array.</text:p>
          </table:table-cell>
        </table:table-row>
        <table:table-row>
          <table:table-cell table:style-name="Table3.A2" office:value-type="string">
            <text:h text:style-name="P17" text:outline-level="5">lookupLogType</text:h>
          </table:table-cell>
          <table:table-cell table:style-name="Table3.B2" office:value-type="string">
            <text:p text:style-name="P2"><text:span text:style-name="Class_20_Variables"><text:span text:style-name="T1">Lookup the log type name in the </text:span></text:span><text:span text:style-name="Class_20_Variables"><text:span text:style-name="T2">logTypes</text:span></text:span><text:span text:style-name="Class_20_Variables"><text:span text:style-name="T1"> array.</text:span></text:span></text:p>
          </table:table-cell>
        </table:table-row>
        <table:table-row>
          <table:table-cell table:style-name="Table3.A2" office:value-type="string">
            <text:h text:style-name="P17" text:outline-level="5"><text:a xlink:type="simple" xlink:href="#defaultLogProperties">defaultLogProperties</text:a></text:h>
          </table:table-cell>
          <table:table-cell table:style-name="Table3.B2" office:value-type="string">
            <text:p text:style-name="P2">Returns a <text:span text:style-name="Class_20_Variables">Properties</text:span> class instance initialized with default log properties.</text:p>
          </table:table-cell>
        </table:table-row>
        <table:table-row>
          <table:table-cell table:style-name="Table3.A2" office:value-type="string">
            <text:h text:style-name="P17" text:outline-level="5"/>
          </table:table-cell>
          <table:table-cell table:style-name="Table3.B2" office:value-type="string">
            <text:p text:style-name="P2"/>
          </table:table-cell>
        </table:table-row>
      </table:table>
      <text:p text:style-name="Method_20_Body"/>
      <text:p text:style-name="Method_20_Body"/>
      <text:h text:style-name="Method_20_Listing_20_Title" text:outline-level="4">Class Methods</text:h>
      <text:p text:style-name="Method_20_Body"/>
      <text:p text:style-name="Method_20_Body">The <text:span text:style-name="Class_20_Variables">Log</text:span> class defines the following method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Method</text:p>
          </table:table-cell>
          <table:table-cell table:style-name="Table2.B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11"><text:a xlink:type="simple" xlink:href="#__construct">__construct</text:a></text:p>
          </table:table-cell>
          <table:table-cell table:style-name="Table2.B2" office:value-type="string">
            <text:p text:style-name="P2">Private class constructor.</text:p>
          </table:table-cell>
        </table:table-row>
        <table:table-row>
          <table:table-cell table:style-name="Table2.A2" office:value-type="string">
            <text:p text:style-name="P11"><text:a xlink:type="simple" xlink:href="#__destruct">__destruct</text:a></text:p>
          </table:table-cell>
          <table:table-cell table:style-name="Table2.B2" office:value-type="string">
            <text:p text:style-name="P2">Class destructor.</text:p>
          </table:table-cell>
        </table:table-row>
      </table:table>
      <text:p text:style-name="Method_20_Body"/>
      <text:p text:style-name="Method_20_Body"/>
      <text:h text:style-name="P16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12">/**</text:p>
      <text:p text:style-name="P12"><text:s/>* __construct</text:p>
      <text:p text:style-name="P12"><text:s/>*</text:p>
      <text:p text:style-name="P12"><text:s/>* class constructor</text:p>
      <text:p text:style-name="P12"><text:s/>*/</text:p>
      <text:p text:style-name="P12">public function __construct()</text:p>
      <text:p text:style-name="P12">{</text:p>
      <text:p text:style-name="Method_20_Code_20_Listing"><text:span text:style-name="T3"><text:tab/></text:span><text:span text:style-name="T4">$traceback = new Debug\Traceback(2);</text:span></text:p>
      <text:p text:style-name="P12"><text:tab/></text:p>
      <text:p text:style-name="P12"><text:tab/>if (($traceback-&gt;className() != get_class()) || </text:p>
      <text:p text:style-name="P12"><text:tab/> <text:s text:c="3"/>($traceback-&gt;methodName() !== 'getInstance'))</text:p>
      <text:p text:style-name="P12"><text:tab/>{</text:p>
      <text:p text:style-name="P12"><text:tab/><text:tab/>throw new Exception(Error::code('RestrictedUseOfNew'));</text:p>
      <text:p text:style-name="P12"><text:tab/>}</text:p>
      <text:p text:style-name="P12"/>
      <text:p text:style-name="Method_20_Code_20_Listing"><text:span text:style-name="T4"><text:tab/></text:span>$this-&gt;logs = array();</text:p>
      <text:p text:style-name="P12"><text:tab/>$this-&gt;defaults = self::defaultLogProperties();</text:p>
      <text:p text:style-name="P12"><text:tab/>$this-&gt;logTypes = array('error' =&gt; self::LOG_BSD_ERR);</text:p>
      <text:p text:style-name="P12">}</text:p>
      <text:p text:style-name="Method_20_Body"/>
      <text:p text:style-name="Method_20_Body">A new instance of the <text:span text:style-name="Class_20_Variables">Debug\Traceback</text:span> class is created with an argument of 2 (to skip the 2 top levels of the stack) and is assigned to the <text:span text:style-name="Class_20_Variables">$traceback</text:span> method variable.</text:p>
      <text:p text:style-name="Method_20_Body"/>
      <text:p text:style-name="Method_20_Body">If the <text:span text:style-name="Class_20_Variables">className</text:span> method of the <text:span text:style-name="Class_20_Variables">$traceback</text:span> instance is not the same as the current class name, returned by the PHP <text:span text:style-name="T6">get_class</text:span> function, or the <text:span text:style-name="Class_20_Variables">methodName</text:span> is not '<text:span text:style-name="Class_20_Variables">getInstance</text:span>', a <text:span text:style-name="Class_20_Variables">Log\Exception</text:span> is thrown and the class is exited.</text:p>
      <text:p text:style-name="Method_20_Body"/>
      <text:p text:style-name="Method_20_Body">The <text:span text:style-name="Class_20_Variables">$logs</text:span> class variable is set to an empty array.</text:p>
      <text:p text:style-name="Method_20_Body"/>
      <text:p text:style-name="Method_20_Body">The <text:span text:style-name="Class_20_Variables">$defaults</text:span> class variable is set to the result returned from the <text:span text:style-name="Class_20_Variables">defaultLogProperties</text:span> method.</text:p>
      <text:p text:style-name="Method_20_Body"/>
      <text:p text:style-name="Method_20_Body">The <text:span text:style-name="Class_20_Variables">$logTypes</text:span> class variable is set to a default array containing the log type 'error' and the associated log code.</text:p>
      <text:p text:style-name="Method_20_Body"/>
      <text:p text:style-name="Method_20_Body"/>
      <text:h text:style-name="P16" text:outline-level="5"><text:bookmark-start text:name="__destruct"/>__destruct<text:bookmark-end text:name="__destruct"/></text:h>
      <text:p text:style-name="Method_20_Body"/>
      <text:p text:style-name="Method_20_Body">Class destructor.</text:p>
      <text:p text:style-name="Method_20_Body"/>
      <text:p text:style-name="P12">/**</text:p>
      <text:p text:style-name="P12"><text:s/>* __destruct</text:p>
      <text:p text:style-name="P12"><text:s/>*</text:p>
      <text:p text:style-name="P12"><text:s/>* destroy the current class object</text:p>
      <text:p text:style-name="P12"><text:s/>* <text:span text:style-name="T6">@return</text:span> null</text:p>
      <text:p text:style-name="P12"><text:s/>*/</text:p>
      <text:p text:style-name="P12">public function __destruct()</text:p>
      <text:p text:style-name="P12">{</text:p>
      <text:p text:style-name="P12"><text:tab/>self::stopLogs();</text:p>
      <text:p text:style-name="P12">}</text:p>
      <text:p text:style-name="Method_20_Body"/>
      <text:p text:style-name="Method_20_Body">The <text:span text:style-name="Class_20_Variables">stopLogs</text:span> method is called to stop all of the running logs.</text:p>
      <text:p text:style-name="Method_20_Body"/>
      <text:p text:style-name="Method_20_Body"/>
      <text:h text:style-name="P16" text:outline-level="5"><text:bookmark-start text:name="getInstance"/>getInstance<text:bookmark-end text:name="getInstance"/></text:h>
      <text:p text:style-name="Method_20_Body"/>
      <text:p text:style-name="Method_20_Body">Returns, or creates and returns, if it doesn't exist, the current instance object.</text:p>
      <text:p text:style-name="Method_20_Body"/>
      <text:p text:style-name="P12">/**</text:p>
      <text:p text:style-name="P12"><text:s/>* getInstance</text:p>
      <text:p text:style-name="P12"><text:s/>*</text:p>
      <text:p text:style-name="P12"><text:s/>* get, or create and get if it doesn't exist, the current instance object</text:p>
      <text:p text:style-name="P12"><text:s/>* <text:span text:style-name="T6">@return</text:span> Library\Log instance object</text:p>
      <text:p text:style-name="P12"><text:s/>*/</text:p>
      <text:p text:style-name="P12">public static function getInstance()</text:p>
      <text:p text:style-name="P12">{</text:p>
      <text:p text:style-name="P12"><text:tab/>if (! self::$instance instanceof self)</text:p>
      <text:p text:style-name="P12"><text:tab/>{</text:p>
      <text:p text:style-name="P12"><text:tab/><text:tab/>self::$instance = new Log();</text:p>
      <text:p text:style-name="P12"><text:tab/>}</text:p>
      <text:p text:style-name="P6"/>
      <text:p text:style-name="P12"><text:tab/>return self::$instance;</text:p>
      <text:p text:style-name="P12">}</text:p>
      <text:p text:style-name="Method_20_Body"/>
      <text:p text:style-name="Method_20_Body">If the <text:span text:style-name="Class_20_Variables">$instance</text:span> class variable is null, or is not an instance of the current class, a new class instance is created and assigned to the <text:span text:style-name="Class_20_Variables">$instance</text:span> class variable.</text:p>
      <text:p text:style-name="Method_20_Body"/>
      <text:p text:style-name="Method_20_Body">The <text:span text:style-name="Class_20_Variables">$instance</text:span> class variable is returned.</text:p>
      <text:p text:style-name="Method_20_Body"/>
      <text:p text:style-name="Method_20_Body"/>
      <text:h text:style-name="P16" text:outline-level="5"><text:bookmark-start text:name="deleteInstance"/>deleteInstance<text:bookmark-end text:name="deleteInstance"/></text:h>
      <text:p text:style-name="Method_20_Body"/>
      <text:p text:style-name="Method_20_Body">Delete the current instance, if it exists.</text:p>
      <text:p text:style-name="Method_20_Body"/>
      <text:p text:style-name="P12">/**</text:p>
      <text:p text:style-name="P12"><text:s/>* deleteInstance</text:p>
      <text:p text:style-name="P12"><text:s/>*</text:p>
      <text:p text:style-name="P12"><text:s/>* delete the current instance, if it exists</text:p>
      <text:p text:style-name="P12"><text:s/>* <text:span text:style-name="T6">@return</text:span> null</text:p>
      <text:p text:style-name="P12"><text:s/>*/</text:p>
      <text:p text:style-name="P12">public static function deleteInstance()</text:p>
      <text:p text:style-name="P12">{</text:p>
      <text:p text:style-name="P12"><text:tab/>unset(self::$instance);</text:p>
      <text:p text:style-name="P12"><text:tab/>self::$instance = null;</text:p>
      <text:p text:style-name="P12">}</text:p>
      <text:p text:style-name="Method_20_Body"/>
      <text:p text:style-name="Method_20_Body">The current <text:span text:style-name="Class_20_Variables">$instance</text:span> class variable is deleted by calling the PHP <text:span text:style-name="T6">unset</text:span> function.</text:p>
      <text:p text:style-name="Method_20_Body"/>
      <text:p text:style-name="Method_20_Body">The <text:span text:style-name="Class_20_Variables">$instance</text:span> class variable is assigned a value of null.</text:p>
      <text:p text:style-name="Method_20_Body"/>
      <text:p text:style-name="Method_20_Body"/>
      <text:h text:style-name="P16" text:outline-level="5"><text:bookmark-start text:name="message"/>message<text:bookmark-end text:name="message"/></text:h>
      <text:p text:style-name="Method_20_Body"/>
      <text:p text:style-name="Method_20_Body">Log a message to the current log device(s).</text:p>
      <text:p text:style-name="Method_20_Body"/>
      <text:p text:style-name="P12">/**</text:p>
      <text:p text:style-name="P12"><text:s/>* message</text:p>
      <text:p text:style-name="P12"><text:s/>*</text:p>
      <text:p text:style-name="P12"><text:s/>* Log a message to the current log device</text:p>
      <text:p text:style-name="P12"><text:s/>* <text:span text:style-name="T6">@param</text:span> string $message <text:s text:c="5"/>= message to write to the log file</text:p>
      <text:p text:style-name="Method_20_Code_20_Listing"><text:s/>* <text:span text:style-name="T6">@param</text:span> mixed $logProperties = (optional):<text:tab/></text:p>
      <text:p text:style-name="Method_20_Code_20_Listing"><text:s/>*<text:tab/> 'Log_Level' <text:s text:c="4"/>=&gt; &lt;(optional) error level </text:p>
      <text:p text:style-name="Method_20_Code_20_Listing"><text:s/>*<text:tab/><text:tab/><text:tab/><text:tab/>(default = Library\Log::LOG_BSD_ERR)&gt;,</text:p>
      <text:p text:style-name="Method_20_Code_20_Listing"><text:s/>* <text:tab/> 'Log_Format'<text:tab/> <text:s text:c="3"/>=&gt; &lt;(optional) format type: 'none', 'timestamp', 'log',</text:p>
      <text:p text:style-name="Method_20_Code_20_Listing"><text:s/>*<text:tab/><text:tab/><text:tab/><text:tab/><text:tab/><text:tab/><text:tab/><text:tab/>'xml' (default = 'none')</text:p>
      <text:p text:style-name="Method_20_Code_20_Listing"><text:s/>* <text:s text:c="4"/>'Log_LineNumber' =&gt; &lt;linenumber&gt;,</text:p>
      <text:p text:style-name="Method_20_Code_20_Listing"><text:s/>* <text:s text:c="4"/>'Log_Method' <text:s text:c="4"/>=&gt; &lt;(optional) name of the calling method&gt;,</text:p>
      <text:p text:style-name="Method_20_Code_20_Listing"><text:s/>* <text:s text:c="4"/>'Log_Class' <text:s text:c="5"/>=&gt; &lt;(optional) name of the calling class&gt;,</text:p>
      <text:p text:style-name="Method_20_Code_20_Listing"><text:s/>* <text:s text:c="4"/>'Log_Program' <text:s text:c="3"/>=&gt; &lt;(optional) name of the program to log&gt;</text:p>
      <text:p text:style-name="Method_20_Code_20_Listing"><text:s/>* <text:s text:c="4"/>'Log_SkipLevels' =&gt; &lt;(optional) number of levels to skip in traceback stack</text:p>
      <text:p text:style-name="P14"><text:s/>* <text:s text:c="4"/>'Log_Timestamp' <text:s/>=&gt; &lt;(optional) timestamp of the event&gt;</text:p>
      <text:p text:style-name="P14"><text:s/>* @returns true if successful, false if not</text:p>
      <text:p text:style-name="P14"><text:s/>* @throws Log\Exception</text:p>
      <text:p text:style-name="P12"><text:s/>*/</text:p>
      <text:p text:style-name="P12">public static function message($message, $logProperties=null)</text:p>
      <text:p text:style-name="P12">{</text:p>
      <text:p text:style-name="P12"><text:tab/>$instance = self::getInstance();</text:p>
      <text:p text:style-name="P12"/>
      <text:p text:style-name="P12"><text:tab/>if (count($instance-&gt;logs) == 0)</text:p>
      <text:p text:style-name="P12"><text:tab/>{</text:p>
      <text:p text:style-name="P12"><text:tab/><text:tab/>return false;</text:p>
      <text:p text:style-name="P12"><text:tab/>}</text:p>
      <text:p text:style-name="P12"/>
      <text:p text:style-name="P12"><text:tab/>$instance-&gt;logProperties($logProperties);</text:p>
      <text:p text:style-name="P12"/>
      <text:p text:style-name="P12"><text:tab/>foreach($instance-&gt;logs as $logName =&gt; $properties)</text:p>
      <text:p text:style-name="P12"><text:tab/>{</text:p>
      <text:p text:style-name="P12"><text:tab/><text:tab/>if ($instance-&gt;logProperties-&gt;LogLevel &lt;= $properties-&gt;Log_Level)</text:p>
      <text:p text:style-name="P12"><text:tab/><text:tab/>{</text:p>
      <text:p text:style-name="P12"><text:tab/><text:tab/><text:tab/>$properties-&gt;Log_Object-&gt;log($message, $instance-&gt;logProperties);</text:p>
      <text:p text:style-name="P12"><text:tab/><text:tab/>}</text:p>
      <text:p text:style-name="P12"><text:tab/>}</text:p>
      <text:p text:style-name="P12"/>
      <text:p text:style-name="P12"><text:tab/>return true;</text:p>
      <text:p text:style-name="P12">}</text:p>
      <text:p text:style-name="Method_20_Body"/>
      <text:p text:style-name="Method_20_Body">The <text:span text:style-name="Class_20_Variables">message</text:span> method expects a single, mandatory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Parameter</text:p>
          </table:table-cell>
          <table:table-cell table:style-name="Table5.B1" office:value-type="string">
            <text:p text:style-name="P7">Description</text:p>
          </table:table-cell>
        </table:table-row>
        <table:table-row>
          <table:table-cell table:style-name="Table5.A2" office:value-type="string">
            <text:p text:style-name="P11">$message</text:p>
          </table:table-cell>
          <table:table-cell table:style-name="Table5.B2" office:value-type="string">
            <text:p text:style-name="Method_20_Table_20_Description">The message to write to the log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Parameter</text:p>
          </table:table-cell>
          <table:table-cell table:style-name="Table6.B1" office:value-type="string">
            <text:p text:style-name="P7">Description</text:p>
          </table:table-cell>
        </table:table-row>
        <table:table-row>
          <table:table-cell table:style-name="Table6.A2" office:value-type="string">
            <text:p text:style-name="P11">$logProperties</text:p>
          </table:table-cell>
          <table:table-cell table:style-name="Table6.B2" office:value-type="string">
            <text:p text:style-name="Method_20_Table_20_Description">A <text:span text:style-name="Class_20_Variables">Properties</text:span> class instance containing log formatting properties.</text:p>
          </table:table-cell>
        </table:table-row>
      </table:table>
      <text:p text:style-name="Method_20_Body"/>
      <text:p text:style-name="Method_20_Body"><text:soft-page-break/>The <text:span text:style-name="Class_20_Variables">getInstance</text:span> method is called and the result is stored in the <text:span text:style-name="Class_20_Variables">$instance</text:span> method variable.</text:p>
      <text:p text:style-name="Method_20_Body"/>
      <text:p text:style-name="Method_20_Body">If the <text:span text:style-name="Class_20_Variables">$logs</text:span> array property of the <text:span text:style-name="Class_20_Variables">$instance</text:span> method variable is empty, a false value is returned.</text:p>
      <text:p text:style-name="Method_20_Body"/>
      <text:p text:style-name="Method_20_Body">The <text:span text:style-name="Class_20_Variables">$logProperties</text:span> parameter is passed to the <text:span text:style-name="Class_20_Variables">logProperties</text:span> method of the <text:span text:style-name="Class_20_Variables">$instance</text:span> class to be converted to a <text:span text:style-name="Class_20_Variables">Properties</text:span> class object, if needed, and stored in the <text:span text:style-name="Class_20_Variables">$logProperties</text:span> property of the <text:span text:style-name="Class_20_Variables">$instance</text:span> method variable.</text:p>
      <text:p text:style-name="Method_20_Body"/>
      <text:p text:style-name="Method_20_Body">The <text:span text:style-name="Class_20_Variables">$logs</text:span> array property of the <text:span text:style-name="Class_20_Variables">$instance</text:span> method variable is iterated, with each element split into the <text:span text:style-name="Class_20_Variables">$logName </text:span>array key and the associated <text:span text:style-name="Class_20_Variables">$properties</text:span> <text:span text:style-name="Class_20_Variables">Properties</text:span> class instance. <text:s/>For each element,</text:p>
      <text:p text:style-name="Method_20_Body"/>
      <text:p text:style-name="P13">If the <text:span text:style-name="Class_20_Variables">Log_Level </text:span>property of the <text:span text:style-name="Class_20_Variables">$logProperties</text:span> method variable is less than or equal to <text:s/>the <text:span text:style-name="Class_20_Variables">Log_Level </text:span>property of the <text:span text:style-name="Class_20_Variables">$properties</text:span> method variable, the <text:span text:style-name="Class_20_Variables">Log</text:span> method of the <text:span text:style-name="Class_20_Variables">Log_Object</text:span> property of the <text:span text:style-name="Class_20_Variables">$properties</text:span> method variable is passed the <text:span text:style-name="Class_20_Variables">$message</text:span> parameter and the <text:span text:style-name="Class_20_Variables">$logProperties</text:span> class variable.</text:p>
      <text:p text:style-name="P13"/>
      <text:p text:style-name="Method_20_Body">A <text:span text:style-name="T6">true </text:span>value is returned.</text:p>
      <text:p text:style-name="Method_20_Body"/>
      <text:p text:style-name="Method_20_Body"/>
      <text:h text:style-name="P16" text:outline-level="5"><text:bookmark-start text:name="startLog"/>startLog<text:bookmark-end text:name="startLog"/></text:h>
      <text:p text:style-name="Method_20_Body"/>
      <text:p text:style-name="Method_20_Body">Start (open) the requested log and prepare it for logging activities.</text:p>
      <text:p text:style-name="Method_20_Body"/>
      <text:p text:style-name="P12">/**</text:p>
      <text:p text:style-name="P12"><text:s/>* startLog</text:p>
      <text:p text:style-name="P12"><text:s/>*</text:p>
      <text:p text:style-name="P12"><text:s/>* start (open) the requested log and prepare it for logging activities</text:p>
      <text:p text:style-name="P12"><text:s/>* <text:span text:style-name="T6">@param</text:span> object|array $properties = properties in a Library\Properties class or associative array</text:p>
      <text:p text:style-name="P12"><text:s/>* <text:span text:style-name="T6">@throws</text:span> Library\Log\Exception</text:p>
      <text:p text:style-name="P12"><text:s/>*/</text:p>
      <text:p text:style-name="P12">public static function startLog($properties)</text:p>
      <text:p text:style-name="P12">{</text:p>
      <text:p text:style-name="P12"><text:tab/>$instance = self::getInstance();</text:p>
      <text:p text:style-name="P12"/>
      <text:p text:style-name="P12"><text:tab/>switch(gettype($properties))</text:p>
      <text:p text:style-name="P12"><text:tab/>{</text:p>
      <text:p text:style-name="P12"><text:tab/>case 'object':</text:p>
      <text:p text:style-name="P12"><text:tab/><text:tab/>if (! $properties instanceof \Library\Properties)</text:p>
      <text:p text:style-name="P12"><text:tab/><text:tab/>{</text:p>
      <text:p text:style-name="P12"><text:tab/><text:tab/><text:tab/>throw new Exception(Error::code('InvalidClassObject'));</text:p>
      <text:p text:style-name="P12"><text:tab/><text:tab/>}</text:p>
      <text:p text:style-name="P12"/>
      <text:p text:style-name="P12"><text:tab/><text:tab/>$properties-&gt;setProperties($instance-&gt;defaults-&gt;properties(), false);</text:p>
      <text:p text:style-name="P12"/>
      <text:p text:style-name="P12"><text:tab/><text:tab/>break;</text:p>
      <text:p text:style-name="P12"/>
      <text:p text:style-name="P12"><text:tab/>case 'array':</text:p>
      <text:p text:style-name="P12"><text:tab/><text:tab/>if (count($properties) == 0)</text:p>
      <text:p text:style-name="P12"><text:tab/><text:tab/>{</text:p>
      <text:p text:style-name="P12"><text:tab/><text:tab/><text:tab/>throw new Exception(Error::code('MissingPropertiesArray'));</text:p>
      <text:p text:style-name="P12"><text:tab/><text:tab/>}</text:p>
      <text:p text:style-name="P12"/>
      <text:p text:style-name="P12"><text:tab/><text:tab/>$properties = </text:p>
      <text:p text:style-name="P12"><text:tab/><text:tab/> <text:s/>new \Library\Properties(array_merge($instance-&gt;defaults-&gt;properties(), <text:tab/><text:tab/><text:tab/><text:tab/><text:tab/><text:tab/><text:tab/> <text:s text:c="4"/>$properties));</text:p>
      <text:p text:style-name="P12"><text:tab/><text:tab/>break;</text:p>
      <text:p text:style-name="P12"/>
      <text:p text:style-name="P12"><text:tab/>default:</text:p>
      <text:p text:style-name="P12"><text:tab/><text:tab/>throw new Exception(Error::code('MissingRequiredProperties'));</text:p>
      <text:p text:style-name="P12"><text:tab/>}</text:p>
      <text:p text:style-name="P12"/>
      <text:p text:style-name="P12"><text:tab/>if (array_key_exists($properties-&gt;Log_Name, $instance-&gt;logs))</text:p>
      <text:p text:style-name="P12"><text:tab/>{</text:p>
      <text:p text:style-name="P12"><text:tab/><text:tab/>self::stopLog($properties-&gt;Log_Name);</text:p>
      <text:p text:style-name="P12"><text:tab/>}</text:p>
      <text:p text:style-name="P12"/>
      <text:p text:style-name="P12"><text:tab/>$properties-&gt;Log_Started = false;</text:p>
      <text:p text:style-name="P12"/>
      <text:p text:style-name="P12"><text:tab/>if ($properties-&gt;exists('Log_Error'))</text:p>
      <text:p text:style-name="P12"><text:tab/>{</text:p>
      <text:p text:style-name="P12"><text:tab/><text:tab/>$properties-&gt;delete('Log_Error');</text:p>
      <text:p text:style-name="P12"><text:tab/>}</text:p>
      <text:p text:style-name="P12"/>
      <text:p text:style-name="P12"><text:tab/>if (! $properties-&gt;exists('Log_Level'))</text:p>
      <text:p text:style-name="P12"><text:tab/>{</text:p>
      <text:p text:style-name="P12"><text:tab/><text:tab/>$properties-&gt;Log_Level = self::LOG_BSD_ERR;</text:p>
      <text:p text:style-name="P12"><text:tab/>}</text:p>
      <text:p text:style-name="P12"/>
      <text:p text:style-name="P12"><text:soft-page-break/><text:tab/>if (($log = Log\Factory::instantiateClass($properties-&gt;Log_Adapter,</text:p>
      <text:p text:style-name="P12"><text:tab/><text:tab/><text:tab/><text:tab/><text:tab/><text:tab/><text:tab/> <text:s text:c="2"/>$properties)) === null)</text:p>
      <text:p text:style-name="P12"><text:tab/>{</text:p>
      <text:p text:style-name="P12"><text:tab/><text:tab/>throw new Exception(Error::code('ObjectNotInitialized', $properties));</text:p>
      <text:p text:style-name="P12"><text:tab/>}</text:p>
      <text:p text:style-name="P12"/>
      <text:p text:style-name="P12"><text:tab/>if ($log instanceof Factory)</text:p>
      <text:p text:style-name="P12"><text:tab/>{</text:p>
      <text:p text:style-name="P12"><text:tab/><text:tab/>$log = $log-&gt;reference();</text:p>
      <text:p text:style-name="P12"><text:tab/>}</text:p>
      <text:p text:style-name="P12"/>
      <text:p text:style-name="P12"><text:tab/>$properties-&gt;Log_Object = $log;</text:p>
      <text:p text:style-name="P12"><text:tab/>$properties-&gt;Log_Started = true;</text:p>
      <text:p text:style-name="P12"/>
      <text:p text:style-name="P12"><text:tab/>$instance-&gt;logs[$properties-&gt;Log_Name] = $properties;</text:p>
      <text:p text:style-name="P12">}</text:p>
      <text:p text:style-name="Method_20_Body"/>
      <text:p text:style-name="Method_20_Body">The <text:span text:style-name="Class_20_Variables">message</text:span> method expects a single, mandatory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Parameter</text:p>
          </table:table-cell>
          <table:table-cell table:style-name="Table7.B1" office:value-type="string">
            <text:p text:style-name="P7">Description</text:p>
          </table:table-cell>
        </table:table-row>
        <table:table-row>
          <table:table-cell table:style-name="Table7.A2" office:value-type="string">
            <text:p text:style-name="P11">$properties</text:p>
          </table:table-cell>
          <table:table-cell table:style-name="Table7.B2" office:value-type="string">
            <text:p text:style-name="P2">Properties in a <text:span text:style-name="Class_20_Variables">Properties</text:span> class or associative array</text:p>
          </table:table-cell>
        </table:table-row>
      </table:table>
      <text:p text:style-name="Method_20_Body"/>
      <text:p text:style-name="Method_20_Body">The <text:span text:style-name="Class_20_Variables">getInstance</text:span> method is called and the result is stored in the <text:span text:style-name="Class_20_Variables">$instance</text:span> method variable.</text:p>
      <text:p text:style-name="Method_20_Body"/>
      <text:p text:style-name="Method_20_Body">The <text:span text:style-name="Class_20_Variables">$properties</text:span> parameter is analyzed:</text:p>
      <text:p text:style-name="Method_20_Body"/>
      <text:list xml:id="list987773120" text:style-name="L2">
        <text:list-item>
          <text:p text:style-name="P18">If <text:span text:style-name="Class_20_Variables">$properties</text:span> is an object,</text:p>
        </text:list-item>
        <text:list-item>
          <text:p text:style-name="P19">if the object is not a <text:span text:style-name="Class_20_Variables">Properties</text:span> class object, a <text:span text:style-name="Class_20_Variables">Log\Exception</text:span> is thrown;</text:p>
        </text:list-item>
        <text:list-item>
          <text:p text:style-name="P19">the <text:span text:style-name="Class_20_Variables">properties</text:span> method of the <text:span text:style-name="Class_20_Variables">$defaults</text:span> class variable is called and the returned values are merged with the <text:span text:style-name="Class_20_Variables">$properties</text:span> parameter to assign any missing values. <text:s/>The result is assigned to the <text:span text:style-name="Class_20_Variables">$properties</text:span> parameter;</text:p>
          <text:p text:style-name="P18"/>
        </text:list-item>
        <text:list-item>
          <text:p text:style-name="P18">otherwise, if <text:span text:style-name="Class_20_Variables">$properties</text:span> is an array,</text:p>
        </text:list-item>
        <text:list-item>
          <text:p text:style-name="P19">if the array is empty, a <text:span text:style-name="Class_20_Variables">Log\Exception</text:span> is thrown;</text:p>
        </text:list-item>
        <text:list-item>
          <text:p text:style-name="P19">the PHP array_merge function is passed the result array from the properties method of the $defaults class variable and the $properties parameter array. <text:s/>The result is used as a parameter to create a new $properties object, which is assigned to the $properties parameter.</text:p>
          <text:p text:style-name="P19"/>
        </text:list-item>
        <text:list-item>
          <text:p text:style-name="P18">otherwise, a <text:span text:style-name="Class_20_Variables">Log\Exception</text:span> is thrown.</text:p>
        </text:list-item>
      </text:list>
      <text:p text:style-name="Method_20_Body"/>
      <text:p text:style-name="Method_20_Body">If the <text:span text:style-name="Class_20_Variables">Log_Name</text:span> property of the <text:span text:style-name="Class_20_Variables">$properties</text:span> parameter is a key in the <text:span text:style-name="Class_20_Variables">$logs</text:span> class variable array, the <text:span text:style-name="Class_20_Variables">stopLogs</text:span> method is called to stop the log, and the <text:span text:style-name="Class_20_Variables">Log_Started</text:span> property of the <text:span text:style-name="Class_20_Variables">$properties</text:span> parameter is set to false.</text:p>
      <text:p text:style-name="Method_20_Body"/>
      <text:p text:style-name="Method_20_Body">If the <text:span text:style-name="Class_20_Variables">Log_Error</text:span> property of the <text:span text:style-name="Class_20_Variables">$properties</text:span> parameter is a key in the <text:span text:style-name="Class_20_Variables">$logs</text:span> class variable array, the property is deleted.</text:p>
      <text:p text:style-name="Method_20_Body"/>
      <text:p text:style-name="Method_20_Body">If there is no <text:span text:style-name="Class_20_Variables">Log_Level</text:span> property in the <text:span text:style-name="Class_20_Variables">$properties</text:span> parameter, a <text:span text:style-name="Class_20_Variables">Log_Level</text:span> property is created with a value of <text:span text:style-name="Class_20_Variables">Log::LOG_BSD_ERR</text:span>.</text:p>
      <text:p text:style-name="Method_20_Body"><text:soft-page-break/></text:p>
      <text:p text:style-name="Method_20_Body">The <text:span text:style-name="Class_20_Variables">instantiateClass</text:span> method of the <text:span text:style-name="Class_20_Variables">Log\Factory </text:span>class is passed the <text:span text:style-name="Class_20_Variables">Log_Adapter</text:span> property of the <text:span text:style-name="Class_20_Variables">$properties</text:span> parameter and the <text:span text:style-name="Class_20_Variables">$properties</text:span> parameter to create a new adapter class, The result is assigned to the <text:span text:style-name="Class_20_Variables">$log</text:span> method variable. <text:s/>If the <text:span text:style-name="Class_20_Variables">$log</text:span> method variable is null, a <text:span text:style-name="Class_20_Variables">Log\Exception</text:span> is thrown.</text:p>
      <text:p text:style-name="Method_20_Body"/>
      <text:p text:style-name="Method_20_Body">The <text:span text:style-name="Class_20_Variables">Log_Object</text:span> property of the <text:span text:style-name="Class_20_Variables">$properties </text:span>parameter is set to <text:span text:style-name="Class_20_Variables">$log</text:span> and the <text:span text:style-name="Class_20_Variables">Log_Started</text:span> property of the <text:span text:style-name="Class_20_Variables">$properties</text:span> parameter is set to true.</text:p>
      <text:p text:style-name="Method_20_Body"/>
      <text:p text:style-name="Method_20_Body">The <text:span text:style-name="Class_20_Variables">Log_Name</text:span> property of the <text:span text:style-name="Class_20_Variables">$properties</text:span> parameter is used as a key into the <text:span text:style-name="Class_20_Variables">$logs</text:span> class variable array and is assigned the <text:span text:style-name="Class_20_Variables">$properties</text:span> parameter as it's value.</text:p>
      <text:p text:style-name="Method_20_Body"/>
      <text:p text:style-name="Method_20_Body"/>
      <text:h text:style-name="P16" text:outline-level="5"><text:bookmark-start text:name="stopLog"/>stopLog<text:bookmark-end text:name="stopLog"/></text:h>
      <text:p text:style-name="Method_20_Body"><text:s/></text:p>
      <text:p text:style-name="Method_20_Body">Stop a current logger by deleting it's entry.</text:p>
      <text:p text:style-name="Method_20_Body"/>
      <text:p text:style-name="P12">/**</text:p>
      <text:p text:style-name="P12"><text:s/>* stopLog</text:p>
      <text:p text:style-name="P12"><text:s/>*</text:p>
      <text:p text:style-name="P12"><text:s/>* Stop a current logger by deleting it's entry</text:p>
      <text:p text:style-name="P12"><text:s/>* <text:span text:style-name="T6">@param</text:span> string $logName = case sensitive name of log to stop</text:p>
      <text:p text:style-name="P12"><text:s/>* <text:span text:style-name="T6">@return</text:span> boolean true = successful, false = not found</text:p>
      <text:p text:style-name="P12"><text:s/>*/</text:p>
      <text:p text:style-name="P12">public static function stopLog($logName)</text:p>
      <text:p text:style-name="P12">{</text:p>
      <text:p text:style-name="P12"><text:tab/>$instance = self::getInstance();</text:p>
      <text:p text:style-name="P12"/>
      <text:p text:style-name="P12"><text:tab/>if ((count($instance-&gt;logs) == 0) || </text:p>
      <text:p text:style-name="P12"><text:tab/> <text:s text:c="3"/>(! array_key_exists($logName, $instance-&gt;logs)))</text:p>
      <text:p text:style-name="P12"><text:tab/>{</text:p>
      <text:p text:style-name="P12"><text:tab/><text:tab/>return false;</text:p>
      <text:p text:style-name="P12"><text:tab/>}</text:p>
      <text:p text:style-name="P12"/>
      <text:p text:style-name="P12"><text:tab/>$properties = $instance-&gt;logs[$logName];</text:p>
      <text:p text:style-name="P12"/>
      <text:p text:style-name="P12"><text:tab/>unset($properties-&gt;Log_Object);</text:p>
      <text:p text:style-name="P12"/>
      <text:p text:style-name="P12"><text:tab/>$properties-&gt;delete('Log_Object');</text:p>
      <text:p text:style-name="P12"><text:tab/>$properties-&gt;Log_Started = false;</text:p>
      <text:p text:style-name="P12"/>
      <text:p text:style-name="P12"><text:tab/>unset($instance-&gt;logs[$logName]);</text:p>
      <text:p text:style-name="P12"/>
      <text:p text:style-name="P12"><text:tab/>return true;</text:p>
      <text:p text:style-name="P12">}</text:p>
      <text:p text:style-name="Method_20_Body"/>
      <text:p text:style-name="Method_20_Body">The <text:span text:style-name="Class_20_Variables">stopLog</text:span> method expects a single, mandatory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Parameter</text:p>
          </table:table-cell>
          <table:table-cell table:style-name="Table8.B1" office:value-type="string">
            <text:p text:style-name="P7">Description</text:p>
          </table:table-cell>
        </table:table-row>
        <table:table-row>
          <table:table-cell table:style-name="Table8.A2" office:value-type="string">
            <text:p text:style-name="P11">$logName</text:p>
          </table:table-cell>
          <table:table-cell table:style-name="Table8.B2" office:value-type="string">
            <text:p text:style-name="P2">The name of the log to stop.</text:p>
          </table:table-cell>
        </table:table-row>
      </table:table>
      <text:p text:style-name="Method_20_Body"/>
      <text:p text:style-name="Method_20_Body">The <text:span text:style-name="Class_20_Variables">getInstance</text:span> method is called and the result is stored in the <text:span text:style-name="Class_20_Variables">$instance</text:span> method variable.</text:p>
      <text:p text:style-name="Method_20_Body"/>
      <text:p text:style-name="Method_20_Body">If the <text:span text:style-name="Class_20_Variables">$logs</text:span> class variable array is empty, or the <text:span text:style-name="Class_20_Variables">$logName</text:span> parameter is not a key in the <text:span text:style-name="Class_20_Variables">$logs</text:span> class variable array, a false value is returned.</text:p>
      <text:p text:style-name="Method_20_Body"/>
      <text:p text:style-name="Method_20_Body">The <text:span text:style-name="Class_20_Variables">$properties</text:span> method variable is assigned the value of the <text:span text:style-name="Class_20_Variables">$logName</text:span> key of the <text:span text:style-name="Class_20_Variables">$logs</text:span> class variable array.</text:p>
      <text:p text:style-name="Method_20_Body"/>
      <text:p text:style-name="Method_20_Body">The <text:span text:style-name="Class_20_Variables">Log_Object</text:span> property of the <text:span text:style-name="Class_20_Variables">$properties</text:span> method variable is unset, and the <text:span text:style-name="Class_20_Variables">Log_Object</text:span> property is deleted from the <text:span text:style-name="Class_20_Variables">$properties</text:span> method variable.</text:p>
      <text:p text:style-name="Method_20_Body"/>
      <text:p text:style-name="Method_20_Body">The <text:span text:style-name="Class_20_Variables">Log_Started</text:span> property of the <text:span text:style-name="Class_20_Variables">$properties</text:span> method variable is set to false.</text:p>
      <text:p text:style-name="Method_20_Body"/>
      <text:p text:style-name="Method_20_Body">The <text:span text:style-name="Class_20_Variables">$logName</text:span> parameter is deleted as a key from the <text:span text:style-name="Class_20_Variables">$logs</text:span> class variable array, and a <text:span text:style-name="T6">true</text:span> <text:span text:style-name="T7">value</text:span> is returned.</text:p>
      <text:h text:style-name="P16" text:outline-level="5"><text:bookmark-start text:name="stopLogs"/>stopLogs<text:bookmark-end text:name="stopLogs"/></text:h>
      <text:p text:style-name="Method_20_Body"/>
      <text:p text:style-name="Method_20_Body">Stop all logs.</text:p>
      <text:p text:style-name="Method_20_Body"/>
      <text:p text:style-name="P12">/**</text:p>
      <text:p text:style-name="P12"><text:s/>* stopLogs</text:p>
      <text:p text:style-name="P12"><text:s/>*</text:p>
      <text:p text:style-name="P12"><text:s/>* Stop all logs</text:p>
      <text:p text:style-name="P12"><text:s/>*/</text:p>
      <text:p text:style-name="P12">public static function stopLogs()</text:p>
      <text:p text:style-name="P12">{</text:p>
      <text:p text:style-name="P12"><text:tab/>$instance = self::getInstance();</text:p>
      <text:p text:style-name="P12"/>
      <text:p text:style-name="P12"><text:tab/>if (count($instance-&gt;logs) &gt; 0)</text:p>
      <text:p text:style-name="P12"><text:tab/>{</text:p>
      <text:p text:style-name="P12"><text:tab/><text:tab/>while($properties = array_pop($instance-&gt;logs))</text:p>
      <text:p text:style-name="P12"><text:tab/><text:tab/>{</text:p>
      <text:p text:style-name="P12"><text:tab/><text:tab/><text:tab/>self::stopLog($properties-&gt;Log_Name);</text:p>
      <text:p text:style-name="P12"><text:tab/><text:tab/>}</text:p>
      <text:p text:style-name="P12"><text:tab/>}</text:p>
      <text:p text:style-name="P12"/>
      <text:p text:style-name="P12"><text:tab/>$instance-&gt;logs = array();</text:p>
      <text:p text:style-name="P12"/>
      <text:p text:style-name="P12">}</text:p>
      <text:p text:style-name="Method_20_Body"/>
      <text:p text:style-name="Method_20_Body">The <text:span text:style-name="Class_20_Variables">getInstance</text:span> method is called and the result is stored in the <text:span text:style-name="Class_20_Variables">$instance</text:span> method variable.</text:p>
      <text:p text:style-name="Method_20_Body"/>
      <text:p text:style-name="Method_20_Body">If the <text:span text:style-name="Class_20_Variables">$logs</text:span> class variable array is not empty, a control loop is entered,</text:p>
      <text:p text:style-name="Method_20_Body"/>
      <text:p text:style-name="P13">The top element is popped off the <text:span text:style-name="Class_20_Variables">$logs</text:span> class variable array by calling the PHP <text:span text:style-name="T6">array_pop</text:span> function and passing the <text:span text:style-name="Class_20_Variables">$logs</text:span> class variable array. <text:s/>The result is assigned to the <text:span text:style-name="Class_20_Variables">$properties</text:span> method variable;</text:p>
      <text:p text:style-name="P13"/>
      <text:p text:style-name="P13">The <text:span text:style-name="Class_20_Variables">Log_Name</text:span> property of the <text:span text:style-name="Class_20_Variables">$properties</text:span> method variable is passed to the <text:span text:style-name="Class_20_Variables">stopLog</text:span> method.</text:p>
      <text:p text:style-name="P13"/>
      <text:p text:style-name="Method_20_Body">Finally, the <text:span text:style-name="Class_20_Variables">$logs</text:span> class variable array is set to an empty array.</text:p>
      <text:p text:style-name="Method_20_Body"/>
      <text:p text:style-name="Method_20_Body"/>
      <text:h text:style-name="P16" text:outline-level="5"><text:bookmark-start text:name="findLogError"/>findLogError<text:bookmark-end text:name="findLogError"/></text:h>
      <text:p text:style-name="Method_20_Body"/>
      <text:p text:style-name="Method_20_Body">Find the first log error.</text:p>
      <text:p text:style-name="Method_20_Body"/>
      <text:p text:style-name="P12">/**</text:p>
      <text:p text:style-name="P12"><text:s/>* findLogError</text:p>
      <text:p text:style-name="P12"><text:s/>*</text:p>
      <text:p text:style-name="P12"><text:s/>* find the first log error</text:p>
      <text:p text:style-name="P12"><text:s/>* <text:span text:style-name="T6">@return</text:span> array|boolean $properties = found log parameters, false = none found</text:p>
      <text:p text:style-name="P12"><text:s/>*/</text:p>
      <text:p text:style-name="P12">public static function findLogError()</text:p>
      <text:p text:style-name="P12">{</text:p>
      <text:p text:style-name="P12"><text:tab/>$instance = self::getInstance();</text:p>
      <text:p text:style-name="P12"><text:tab/>if (count($instance-&gt;logs) == 0)</text:p>
      <text:p text:style-name="P12"><text:tab/>{</text:p>
      <text:p text:style-name="P12"><text:tab/><text:tab/>return false;</text:p>
      <text:p text:style-name="P12"><text:tab/>}</text:p>
      <text:p text:style-name="P12"/>
      <text:p text:style-name="P12"><text:tab/>foreach($instance-&gt;logs as $logName =&gt; $properties)</text:p>
      <text:p text:style-name="P12"><text:tab/>{</text:p>
      <text:p text:style-name="P12"><text:tab/><text:tab/>if ($properties-&gt;exists('Log_Exception') &amp;&amp; $properties-&gt;Log_Exception)</text:p>
      <text:p text:style-name="P12"><text:tab/><text:tab/>{</text:p>
      <text:p text:style-name="P12"><text:tab/><text:tab/><text:tab/>return $properties;</text:p>
      <text:p text:style-name="P12"><text:tab/><text:tab/>}</text:p>
      <text:p text:style-name="P12"><text:tab/>}</text:p>
      <text:p text:style-name="P12"/>
      <text:p text:style-name="P12"><text:tab/>return false;</text:p>
      <text:p text:style-name="P12">}</text:p>
      <text:p text:style-name="Method_20_Body"/>
      <text:p text:style-name="Method_20_Body">The <text:span text:style-name="Class_20_Variables">getInstance</text:span> method is called and the result is stored in the <text:span text:style-name="Class_20_Variables">$instance</text:span> method variable.</text:p>
      <text:p text:style-name="Method_20_Body"/>
      <text:p text:style-name="Method_20_Body">If the <text:span text:style-name="Class_20_Variables">$logs</text:span> class variable array is empty a <text:span text:style-name="T6">false</text:span> value is returned.</text:p>
      <text:p text:style-name="Method_20_Body"/>
      <text:p text:style-name="Method_20_Body">The <text:span text:style-name="Class_20_Variables">$logs</text:span> array property of the <text:span text:style-name="Class_20_Variables">$instance</text:span> method variable is iterated, with each element split into the <text:span text:style-name="Class_20_Variables">$logName </text:span>array key and the associated <text:span text:style-name="Class_20_Variables">Properties</text:span> class instance, <text:span text:style-name="Class_20_Variables">$properties</text:span>. <text:s/>For each element,</text:p>
      <text:p text:style-name="Method_20_Body"/>
      <text:p text:style-name="P13">If the <text:span text:style-name="Class_20_Variables">Log_Exception</text:span> property is in the <text:span text:style-name="Class_20_Variables">$properties</text:span> class variable, and the <text:span text:style-name="Class_20_Variables">Log_Exception</text:span> is not null, the <text:span text:style-name="Class_20_Variables">$properties</text:span> class variable is returned.</text:p>
      <text:p text:style-name="P13"/>
      <text:p text:style-name="Method_20_Body">If no <text:span text:style-name="Class_20_Variables">Log_Exception</text:span> property can be found in any of the $properties class variable, a <text:span text:style-name="T6">false</text:span> value is returned.</text:p>
      <text:p text:style-name="Method_20_Body"/>
      <text:p text:style-name="Method_20_Body"/>
      <text:h text:style-name="P16" text:outline-level="5"><text:bookmark-start text:name="getProperties"/>getProperties<text:bookmark-end text:name="getProperties"/></text:h>
      <text:p text:style-name="Method_20_Body"/>
      <text:p text:style-name="Method_20_Body">Get the parameters associated with the specified log.</text:p>
      <text:p text:style-name="Method_20_Body"/>
      <text:p text:style-name="P12">/**</text:p>
      <text:p text:style-name="P12"><text:s/>* getProperties</text:p>
      <text:p text:style-name="P12"><text:s/>*</text:p>
      <text:p text:style-name="P12"><text:s/>* get the parameters associated with the specified log</text:p>
      <text:p text:style-name="P12"><text:s/>* <text:span text:style-name="T6">@param</text:span> string $logName = name of the log to fetch parameters for</text:p>
      <text:p text:style-name="P12"><text:s/>* <text:span text:style-name="T6">@return</text:span> array|boolean $properties = requested log parameters, false if not found</text:p>
      <text:p text:style-name="P12"><text:s/>*/</text:p>
      <text:p text:style-name="P12">public static function getProperties($logName)</text:p>
      <text:p text:style-name="P12">{</text:p>
      <text:p text:style-name="P12"><text:tab/>$instance = self::getInstance();</text:p>
      <text:p text:style-name="P12"/>
      <text:p text:style-name="P12"><text:tab/>if ((count($instance-&gt;logs) == 0) || </text:p>
      <text:p text:style-name="P12"><text:tab/> <text:s text:c="3"/>(! array_key_exists($logName, $instance-&gt;logs)))</text:p>
      <text:p text:style-name="P12"><text:tab/>{</text:p>
      <text:p text:style-name="P12"><text:tab/><text:tab/>return false;</text:p>
      <text:p text:style-name="P12"><text:tab/>}</text:p>
      <text:p text:style-name="P12"/>
      <text:p text:style-name="P12"><text:tab/>return $instance-&gt;logs[$logName];</text:p>
      <text:p text:style-name="P12">}</text:p>
      <text:p text:style-name="Method_20_Body"/>
      <text:p text:style-name="Method_20_Body">The <text:span text:style-name="Class_20_Variables">stopLog</text:span> method expects a single, mandatory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">Parameter</text:p>
          </table:table-cell>
          <table:table-cell table:style-name="Table9.B1" office:value-type="string">
            <text:p text:style-name="P7">Description</text:p>
          </table:table-cell>
        </table:table-row>
        <table:table-row>
          <table:table-cell table:style-name="Table9.A2" office:value-type="string">
            <text:p text:style-name="P11">$logName</text:p>
          </table:table-cell>
          <table:table-cell table:style-name="Table9.B2" office:value-type="string">
            <text:p text:style-name="P2">The name of the log to get properties for.</text:p>
          </table:table-cell>
        </table:table-row>
      </table:table>
      <text:p text:style-name="Method_20_Body"/>
      <text:p text:style-name="Method_20_Body">The <text:span text:style-name="Class_20_Variables">getInstance</text:span> method is called and the result is stored in the <text:span text:style-name="Class_20_Variables">$instance</text:span> method variable.</text:p>
      <text:p text:style-name="Method_20_Body"/>
      <text:p text:style-name="Method_20_Body">If the <text:span text:style-name="Class_20_Variables">$logs</text:span> class variable array is empty or the $logName parameter is not a valid key of the $logs class variable array, a <text:span text:style-name="T6">false</text:span> value is returned.</text:p>
      <text:p text:style-name="Method_20_Body"/>
      <text:p text:style-name="Method_20_Body">The value (<text:span text:style-name="Class_20_Variables">$properties</text:span>) associated with the <text:span text:style-name="Class_20_Variables">$logName</text:span> parameter in the <text:span text:style-name="Class_20_Variables">$logs</text:span> class variable array is returned.</text:p>
      <text:p text:style-name="Method_20_Body"/>
      <text:p text:style-name="Method_20_Body"/>
      <text:h text:style-name="P16" text:outline-level="5"><text:bookmark-start text:name="setLogType"/>setLogType<text:bookmark-end text:name="setLogType"/></text:h>
      <text:p text:style-name="Method_20_Body"/>
      <text:p text:style-name="Method_20_Body">Add the logging name and level to the logTypes array.</text:p>
      <text:p text:style-name="Method_20_Body"/>
      <text:p text:style-name="P12">/**</text:p>
      <text:p text:style-name="P12"><text:s/>* setLogType</text:p>
      <text:p text:style-name="P12"><text:s/>*</text:p>
      <text:p text:style-name="P12"><text:s/>* Add the logging name and level to the logTypes array</text:p>
      <text:p text:style-name="P12"><text:s/>* <text:span text:style-name="T6">@param</text:span> string $name <text:s/>= symbolic name of the log level</text:p>
      <text:p text:style-name="P12"><text:s/>* <text:span text:style-name="T6">@param</text:span> integer $level = log level to associate with the name</text:p>
      <text:p text:style-name="P12"><text:s/>*/</text:p>
      <text:p text:style-name="P12">public static function setLogType($name, $level)</text:p>
      <text:p text:style-name="P12">{</text:p>
      <text:p text:style-name="P12"><text:tab/>self::getInstance()-&gt;logTypes[$name] = $level;</text:p>
      <text:p text:style-name="P12">}</text:p>
      <text:p text:style-name="Method_20_Body"/>
      <text:p text:style-name="Method_20_Body">The <text:span text:style-name="Class_20_Variables">stopLog</text:span> method expects two, mandatory parameters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7">Parameter</text:p>
          </table:table-cell>
          <table:table-cell table:style-name="Table10.B1" office:value-type="string">
            <text:p text:style-name="P7">Description</text:p>
          </table:table-cell>
        </table:table-row>
        <table:table-row>
          <table:table-cell table:style-name="Table10.A2" office:value-type="string">
            <text:p text:style-name="P11">$name</text:p>
          </table:table-cell>
          <table:table-cell table:style-name="Table10.B2" office:value-type="string">
            <text:p text:style-name="P2">The name of the log to get properties for.</text:p>
          </table:table-cell>
        </table:table-row>
        <table:table-row>
          <table:table-cell table:style-name="Table10.A2" office:value-type="string">
            <text:p text:style-name="P11">$level</text:p>
          </table:table-cell>
          <table:table-cell table:style-name="Table10.B2" office:value-type="string">
            <text:p text:style-name="P2">Log level to associate with the name.</text:p>
          </table:table-cell>
        </table:table-row>
      </table:table>
      <text:p text:style-name="Method_20_Body"/>
      <text:p text:style-name="Method_20_Body">The <text:span text:style-name="Class_20_Variables">$name</text:span> parameter is used as a key into the <text:span text:style-name="Class_20_Variables">$logTypes</text:span> class variable array and the value of the <text:span text:style-name="Class_20_Variables">$level</text:span> parameter is assigned to this key.</text:p>
      <text:p text:style-name="Method_20_Body"/>
      <text:p text:style-name="Method_20_Body">The <text:span text:style-name="Class_20_Variables">getInstance</text:span> method is called and the result is stored in the <text:span text:style-name="Class_20_Variables">$instance</text:span> method variable.</text:p>
      <text:p text:style-name="Method_20_Body"/>
      <text:p text:style-name="Method_20_Body"/>
      <text:p text:style-name="Method_20_Body"/>
      <text:h text:style-name="P16" text:outline-level="5"><text:bookmark-start text:name="unsetLogType"/>unsetLogType<text:bookmark-end text:name="unsetLogType"/></text:h>
      <text:p text:style-name="Method_20_Body"/>
      <text:p text:style-name="Method_20_Code_20_Listing"><text:span text:style-name="Class_20_Variables"><text:span text:style-name="T5">/**</text:span></text:span></text:p>
      <text:p text:style-name="Method_20_Code_20_Listing"><text:span text:style-name="Class_20_Variables"><text:span text:style-name="T5"><text:s/>* unsetLogType</text:span></text:span></text:p>
      <text:p text:style-name="Method_20_Code_20_Listing"><text:span text:style-name="Class_20_Variables"><text:span text:style-name="T5"><text:s/>*</text:span></text:span></text:p>
      <text:p text:style-name="Method_20_Code_20_Listing"><text:span text:style-name="Class_20_Variables"><text:span text:style-name="T5"><text:s/>* Delete (unset) the symbolic name in the logTypes array</text:span></text:span></text:p>
      <text:p text:style-name="Method_20_Code_20_Listing"><text:span text:style-name="Class_20_Variables"><text:span text:style-name="T5"><text:s/>* @param string $name = symbolic name to delete</text:span></text:span></text:p>
      <text:p text:style-name="Method_20_Code_20_Listing"><text:span text:style-name="Class_20_Variables"><text:span text:style-name="T5"><text:s/>*/</text:span></text:span></text:p>
      <text:p text:style-name="Method_20_Code_20_Listing"><text:span text:style-name="Class_20_Variables"><text:span text:style-name="T5">public static function unsetLogType($name)</text:span></text:span></text:p>
      <text:p text:style-name="Method_20_Code_20_Listing"><text:span text:style-name="Class_20_Variables"><text:span text:style-name="T5">{</text:span></text:span></text:p>
      <text:p text:style-name="Method_20_Code_20_Listing"><text:span text:style-name="Class_20_Variables"><text:span text:style-name="T5"><text:tab/>$instance = self::getInstance();</text:span></text:span></text:p>
      <text:p text:style-name="Method_20_Code_20_Listing"><text:span text:style-name="Class_20_Variables"><text:span text:style-name="T5"/></text:span></text:p>
      <text:p text:style-name="Method_20_Code_20_Listing"><text:span text:style-name="Class_20_Variables"><text:span text:style-name="T5"><text:tab/>if (array_key_exists($name, $instance-&gt;logTypes))</text:span></text:span></text:p>
      <text:p text:style-name="Method_20_Code_20_Listing"><text:span text:style-name="Class_20_Variables"><text:span text:style-name="T5"><text:tab/>{</text:span></text:span></text:p>
      <text:p text:style-name="Method_20_Code_20_Listing"><text:span text:style-name="Class_20_Variables"><text:span text:style-name="T5"><text:tab/><text:tab/>unset($instance-&gt;logTypes[$name]);</text:span></text:span></text:p>
      <text:p text:style-name="Method_20_Code_20_Listing"><text:span text:style-name="Class_20_Variables"><text:span text:style-name="T5"><text:tab/>}</text:span></text:span></text:p>
      <text:p text:style-name="Method_20_Code_20_Listing"><text:span text:style-name="Class_20_Variables"><text:span text:style-name="T5">}</text:span></text:span></text:p>
      <text:p text:style-name="Method_20_Body"/>
      <text:p text:style-name="Method_20_Body">The <text:span text:style-name="Class_20_Variables">unsetLogType</text:span> method expects a single, mandatory parameter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">Parameter</text:p>
          </table:table-cell>
          <table:table-cell table:style-name="Table11.B1" office:value-type="string">
            <text:p text:style-name="P7">Description</text:p>
          </table:table-cell>
        </table:table-row>
        <table:table-row>
          <table:table-cell table:style-name="Table11.A2" office:value-type="string">
            <text:p text:style-name="P11">$name</text:p>
          </table:table-cell>
          <table:table-cell table:style-name="Table11.B2" office:value-type="string">
            <text:p text:style-name="P2">The name of the log to get properties for.</text:p>
          </table:table-cell>
        </table:table-row>
      </table:table>
      <text:p text:style-name="Method_20_Body"/>
      <text:p text:style-name="Method_20_Body">The <text:span text:style-name="Class_20_Variables">getInstance</text:span> method is called and the result is stored in the <text:span text:style-name="Class_20_Variables">$instance</text:span> method variable.</text:p>
      <text:p text:style-name="Method_20_Body"/>
      <text:p text:style-name="Method_20_Body">If the <text:span text:style-name="Class_20_Variables">$name</text:span> parameter exists as a key in the <text:span text:style-name="Class_20_Variables">$logTypes</text:span> class, the entry is deleted using the PHP <text:span text:style-name="T6">unset</text:span> function.</text:p>
      <text:p text:style-name="Method_20_Body"/>
      <text:p text:style-name="Method_20_Body"/>
      <text:h text:style-name="P16" text:outline-level="5"><text:bookmark-start text:name="clearLogTypes"/>clearLogTypes<text:bookmark-end text:name="clearLogTypes"/></text:h>
      <text:p text:style-name="Method_20_Body"/>
      <text:p text:style-name="Method_20_Body">Clear all of the symbolic names and levels from logTypes array.</text:p>
      <text:p text:style-name="Method_20_Body"/>
      <text:p text:style-name="Method_20_Code_20_Listing"><text:span text:style-name="T4">/**</text:span></text:p>
      <text:p text:style-name="P12"><text:s/>* clearLogTypes</text:p>
      <text:p text:style-name="P12"><text:s/>*</text:p>
      <text:p text:style-name="P12"><text:s/>* clear all of the symbolic names and levels from logTypes array</text:p>
      <text:p text:style-name="P12"><text:s/>*/</text:p>
      <text:p text:style-name="P12">public static function clearLogTypes()</text:p>
      <text:p text:style-name="P12">{</text:p>
      <text:p text:style-name="P12"><text:tab/>self::getInstance()-&gt;logTypes = array();</text:p>
      <text:p text:style-name="P12">}</text:p>
      <text:p text:style-name="Method_20_Body"/>
      <text:p text:style-name="Method_20_Body">The <text:span text:style-name="Class_20_Variables">$logTypes</text:span> class variable array is set to an empty array.</text:p>
      <text:p text:style-name="Method_20_Body"/>
      <text:p text:style-name="Method_20_Body"/>
      <text:h text:style-name="P16" text:outline-level="5">lookupLogType</text:h>
      <text:p text:style-name="Method_20_Body"/>
      <text:p text:style-name="Method_20_Body">Lookup the log type name in the logType array.</text:p>
      <text:p text:style-name="Method_20_Body"/>
      <text:p text:style-name="Method_20_Code_20_Listing"><text:span text:style-name="T4">/**</text:span></text:p>
      <text:p text:style-name="P12"><text:s/>* lookupLogType</text:p>
      <text:p text:style-name="P12"><text:s/>*</text:p>
      <text:p text:style-name="P12"><text:s/>* Lookup the log type name in the logType array</text:p>
      <text:p text:style-name="P12"><text:s/>* <text:span text:style-name="T6">@param</text:span> string $name = log type name to look up</text:p>
      <text:p text:style-name="P12"><text:s/>* <text:span text:style-name="T6">@return</text:span> integer|boolean $type = log type index, false if not found</text:p>
      <text:p text:style-name="P12"><text:s/>*/</text:p>
      <text:p text:style-name="P12">public static function lookupLogType($name)</text:p>
      <text:p text:style-name="P12">{</text:p>
      <text:p text:style-name="P12"><text:tab/>$instance = self::getInstance();</text:p>
      <text:p text:style-name="P12"/>
      <text:p text:style-name="P12"><text:tab/>if (array_key_exists($name, $instance-&gt;logTypes))</text:p>
      <text:p text:style-name="P12"><text:tab/>{</text:p>
      <text:p text:style-name="P12"><text:tab/><text:tab/>return $instance-&gt;logTypes[$name];</text:p>
      <text:p text:style-name="P12"><text:tab/>}</text:p>
      <text:p text:style-name="P12"/>
      <text:p text:style-name="P12"><text:tab/>return false;</text:p>
      <text:p text:style-name="P12">}</text:p>
      <text:p text:style-name="Method_20_Body"/>
      <text:p text:style-name="Method_20_Body">The <text:span text:style-name="Class_20_Variables">unsetLogType</text:span> method expects a single, mandatory parameter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">Parameter</text:p>
          </table:table-cell>
          <table:table-cell table:style-name="Table12.B1" office:value-type="string">
            <text:p text:style-name="P7">Description</text:p>
          </table:table-cell>
        </table:table-row>
        <table:table-row>
          <table:table-cell table:style-name="Table12.A2" office:value-type="string">
            <text:p text:style-name="P11">$name</text:p>
          </table:table-cell>
          <table:table-cell table:style-name="Table12.B2" office:value-type="string">
            <text:p text:style-name="P2">The name of the log to get properties for.</text:p>
          </table:table-cell>
        </table:table-row>
      </table:table>
      <text:p text:style-name="Method_20_Body"/>
      <text:p text:style-name="Method_20_Body">The <text:span text:style-name="Class_20_Variables">getInstance</text:span> method is called and the result is stored in the <text:span text:style-name="Class_20_Variables">$instance</text:span> method variable.</text:p>
      <text:p text:style-name="Method_20_Body"/>
      <text:p text:style-name="Method_20_Body">If the <text:span text:style-name="Class_20_Variables">$name</text:span> parameter exists as a key in the <text:span text:style-name="Class_20_Variables">$logTypes</text:span> class, the value of the <text:span text:style-name="Class_20_Variables">$name</text:span> parameter entry is returned. <text:s/>Otherwise, a <text:span text:style-name="T6">false</text:span> value is returned.</text:p>
      <text:p text:style-name="Method_20_Body"/>
      <text:p text:style-name="Method_20_Body"/>
      <text:h text:style-name="P16" text:outline-level="5"><text:bookmark-start text:name="defaultLogProperties"/>defaultLogProperties<text:bookmark-end text:name="defaultLogProperties"/></text:h>
      <text:p text:style-name="Method_20_Body"/>
      <text:p text:style-name="Method_20_Body">Returns a <text:span text:style-name="Class_20_Variables">Properties</text:span> class instance initialized with default log properties.</text:p>
      <text:p text:style-name="Method_20_Body"/>
      <text:p text:style-name="Method_20_Code_20_Listing"><text:span text:style-name="T4">/**</text:span></text:p>
      <text:p text:style-name="P12"><text:s/>* defaultLogProperties</text:p>
      <text:p text:style-name="P12"><text:s/>*</text:p>
      <text:p text:style-name="P12"><text:s/>* Returns a Properties class instance initialized with default log properties.</text:p>
      <text:p text:style-name="P12"><text:s/>* <text:span text:style-name="T6">@return</text:span>s object $logProperties</text:p>
      <text:p text:style-name="P12"><text:s/>*/</text:p>
      <text:p text:style-name="P12">public static function defaultLogProperties()</text:p>
      <text:p text:style-name="P12">{</text:p>
      <text:p text:style-name="P12"><text:tab/>return new \Library\Properties</text:p>
      <text:p text:style-name="P12"><text:tab/><text:tab/>(array('Log_SkipLevels'<text:tab/><text:tab/>=&gt; 2,</text:p>
      <text:p text:style-name="P12"><text:tab/><text:tab/> <text:s text:c="6"/>'Log_Program'<text:tab/><text:tab/>=&gt; 'Library',</text:p>
      <text:p text:style-name="P12"><text:tab/><text:tab/> <text:s text:c="6"/>'Log_Exception'<text:tab/><text:tab/>=&gt; \Library\Error::code('NoError'),</text:p>
      <text:p text:style-name="P12"><text:tab/><text:tab/> <text:tab/> 'Log_Error'<text:tab/><text:tab/><text:tab/>=&gt; \Library\Error::code('NoError'),</text:p>
      <text:p text:style-name="P12"><text:tab/><text:tab/> <text:tab/> 'Log_Adapter'<text:tab/><text:tab/>=&gt; 'fileio',</text:p>
      <text:p text:style-name="P12"><text:tab/><text:tab/> <text:tab/> 'Log_Name'<text:tab/><text:tab/><text:tab/>=&gt; null,</text:p>
      <text:p text:style-name="P12"><text:tab/><text:tab/> <text:tab/> 'Log_Level'<text:tab/><text:tab/><text:tab/>=&gt; self::LOG_BSD_DEBUG,</text:p>
      <text:p text:style-name="P12"><text:tab/><text:tab/> <text:tab/> 'Log_Format'<text:tab/><text:tab/><text:tab/>=&gt; 'log',</text:p>
      <text:p text:style-name="P12"><text:tab/><text:tab/> <text:tab/> 'Log_FileAdapter'<text:tab/><text:tab/>=&gt; 'fileobject',</text:p>
      <text:p text:style-name="P12"><text:tab/><text:tab/> <text:tab/> 'Log_FileDestination'<text:tab/>=&gt; 'log',</text:p>
      <text:p text:style-name="P12"><text:tab/><text:tab/> <text:tab/> 'Log_FileMode'<text:tab/><text:tab/>=&gt; 'w',</text:p>
      <text:p text:style-name="P12"><text:tab/> <text:tab/>));</text:p>
      <text:p text:style-name="P12">}</text:p>
      <text:p text:style-name="Method_20_Body"/>
      <text:p text:style-name="Method_20_Body">A new instance of the <text:span text:style-name="Class_20_Variables">Properties</text:span> class is created with default log property values passed as an array to the class constructor. <text:s/>The result is returned.</text:p>
      <text:p text:style-name="Method_20_Body"/>
      <text:p text:style-name="Method_20_Body"/>
      <text:h text:style-name="P16" text:outline-level="5">defaultProperties</text:h>
      <text:p text:style-name="Method_20_Body"/>
      <text:p text:style-name="Method_20_Body">Returns a Properties class instance initialized with default properties.</text:p>
      <text:p text:style-name="Method_20_Body"/>
      <text:p text:style-name="Method_20_Code_20_Listing"><text:span text:style-name="T4">/**</text:span></text:p>
      <text:p text:style-name="P12"><text:s/>* defaultProperties</text:p>
      <text:p text:style-name="P12"><text:s/>*</text:p>
      <text:p text:style-name="P12"><text:s/>* Returns a Properties class instance initialized with default properties.</text:p>
      <text:p text:style-name="P12"><text:s/>* <text:span text:style-name="T6">@return</text:span>s object $properties</text:p>
      <text:p text:style-name="P12"><text:s/>*/</text:p>
      <text:p text:style-name="P12">public static function defaultProperties()</text:p>
      <text:p text:style-name="P12">{</text:p>
      <text:p text:style-name="P12"><text:tab/>return new \Library\Properties</text:p>
      <text:p text:style-name="P12"><text:tab/><text:tab/><text:tab/>(array('Log_SkipLevels'<text:tab/><text:tab/>=&gt; 2,</text:p>
      <text:p text:style-name="P12"><text:tab/><text:tab/><text:tab/><text:tab/>'Log_Program'<text:tab/><text:tab/><text:tab/>=&gt; 'Library',</text:p>
      <text:p text:style-name="P12"><text:tab/><text:tab/><text:tab/><text:tab/>'Log_Level'<text:tab/><text:tab/><text:tab/>=&gt; self::LOG_BSD_DEBUG,</text:p>
      <text:p text:style-name="P12"><text:tab/><text:tab/><text:tab/><text:tab/>'Log_Format'<text:tab/><text:tab/><text:tab/>=&gt; 'log',</text:p>
      <text:p text:style-name="P12"><text:tab/><text:tab/><text:tab/>));</text:p>
      <text:p text:style-name="P12">}</text:p>
      <text:p text:style-name="Method_20_Body"/>
      <text:p text:style-name="Method_20_Body">A new instance of the <text:span text:style-name="Class_20_Variables">Properties</text:span> class is created with default property values passed as an array to the class constructor. <text:s/>The result is returned.</text:p>
      <text:p text:style-name="Method_20_Body"/>
      <text:p text:style-name="Method_20_Body"/>
      <text:h text:style-name="P15" text:outline-level="3">Source Listing</text:h>
      <text:p text:style-name="Coding_20_Body"/>
      <text:p text:style-name="Code_20_Listing">&lt;?php</text:p>
      <text:p text:style-name="P22">namespace Library;</text:p>
      <text:p text:style-name="P22">use Library\Error;</text:p>
      <text:p text:style-name="P22"/>
      <text:p text:style-name="P22">/*</text:p>
      <text:p text:style-name="P22"><text:s/>*<text:tab/>Library\Log is copyright © 2012. EarthWalk Software.</text:p>
      <text:p text:style-name="P22"><text:s/>* <text:tab/>Licensed under the Academic Free License version 3.0</text:p>
      <text:p text:style-name="P22"><text:s/>* <text:s text:c="4"/>Refer to the file named License provided with the source, </text:p>
      <text:p text:style-name="P22"><text:s/>* <text:s text:c="7"/>or from http://opensource.org/licenses/academic.php.</text:p>
      <text:p text:style-name="P22"><text:s/>*/</text:p>
      <text:p text:style-name="P22">/**</text:p>
      <text:p text:style-name="P22"><text:s/>* Library\Log.</text:p>
      <text:p text:style-name="P22"><text:s/>*</text:p>
      <text:p text:style-name="P22"><text:s/>* Convenience singleton class for STATIC access to Library\Log functions</text:p>
      <text:p text:style-name="P22"><text:s/>* <text:span text:style-name="T6">@author</text:span> Jay Wheeler</text:p>
      <text:p text:style-name="P22"><text:s/>* <text:span text:style-name="T6">@version</text:span> 1.0</text:p>
      <text:p text:style-name="P22"><text:s/>* <text:span text:style-name="T6">@copyright</text:span> © 2012 EarthWalk Software.</text:p>
      <text:p text:style-name="P22"><text:s/>* <text:span text:style-name="T6">@license</text:span> Licensed under the Academic Free License version 3.0</text:p>
      <text:p text:style-name="P22"><text:s/>* <text:span text:style-name="T6">@package</text:span> Library</text:p>
      <text:p text:style-name="P22"><text:s/>* <text:span text:style-name="T6">@subpackage</text:span> Log</text:p>
      <text:p text:style-name="P22"><text:s/>*/</text:p>
      <text:p text:style-name="P22">class Log extends Log\Base</text:p>
      <text:p text:style-name="P22">{</text:p>
      <text:p text:style-name="P22"><text:tab/>/**</text:p>
      <text:p text:style-name="P22"><text:tab/> * Log level constants - based upon the BSD syslog protocol,</text:p>
      <text:p text:style-name="P22"><text:tab/> * which is described in Â» RFC-3164. The names and corresponding</text:p>
      <text:p text:style-name="P22"><text:tab/> * priority numbers are also compatible with Zend_Log and PEAR Log.</text:p>
      <text:p text:style-name="P22"><text:tab/> */</text:p>
      <text:p text:style-name="P22"/>
      <text:p text:style-name="P22"><text:tab/>/**</text:p>
      <text:p text:style-name="P22"><text:tab/> * LOG_BSD_EMERG</text:p>
      <text:p text:style-name="P22"><text:tab/> *</text:p>
      <text:p text:style-name="P22"><text:tab/> * Emergency: system is unusable</text:p>
      <text:p text:style-name="P22"><text:tab/> */</text:p>
      <text:p text:style-name="P22"><text:tab/>const LOG_BSD_EMERG <text:s text:c="2"/>= 0;</text:p>
      <text:p text:style-name="P22"/>
      <text:p text:style-name="P22"><text:tab/>/**</text:p>
      <text:p text:style-name="P22"><text:tab/> * LOG_BSD_ALERT</text:p>
      <text:p text:style-name="P22"><text:tab/> *</text:p>
      <text:p text:style-name="P22"><text:tab/> * Alert: action must be taken immediately</text:p>
      <text:p text:style-name="P22"><text:tab/> */</text:p>
      <text:p text:style-name="P22"><text:tab/>const LOG_BSD_ALERT <text:s text:c="2"/>= 1;</text:p>
      <text:p text:style-name="P22"/>
      <text:p text:style-name="P22"><text:tab/>/**</text:p>
      <text:p text:style-name="P22"><text:tab/> * LOG_BSD_CRIT</text:p>
      <text:p text:style-name="P22"><text:tab/> *</text:p>
      <text:p text:style-name="P22"><text:tab/> * Critical: critical conditions</text:p>
      <text:p text:style-name="P22"><text:tab/> */</text:p>
      <text:p text:style-name="P22"><text:tab/>const LOG_BSD_CRIT <text:s text:c="3"/>= 2;</text:p>
      <text:p text:style-name="P22"/>
      <text:p text:style-name="P22"><text:tab/>/**</text:p>
      <text:p text:style-name="P22"><text:tab/> * LOG_BSD_ERR</text:p>
      <text:p text:style-name="P22"><text:tab/> *</text:p>
      <text:p text:style-name="P22"><text:tab/> * Error: error conditions</text:p>
      <text:p text:style-name="P22"><text:tab/> */</text:p>
      <text:p text:style-name="P22"><text:tab/>const LOG_BSD_ERR <text:s text:c="4"/>= 3;</text:p>
      <text:p text:style-name="P22"/>
      <text:p text:style-name="P22"/>
      <text:p text:style-name="P23"><text:tab/>/**</text:p>
      <text:p text:style-name="P22"><text:tab/> * LOG_BSD_WARN</text:p>
      <text:p text:style-name="P22"><text:tab/> *</text:p>
      <text:p text:style-name="P22"><text:tab/> * Warning: warning conditions</text:p>
      <text:p text:style-name="P22"><text:tab/> */</text:p>
      <text:p text:style-name="P22"><text:tab/>const LOG_BSD_WARN <text:s text:c="3"/>= 4;</text:p>
      <text:p text:style-name="P22"/>
      <text:p text:style-name="P22"><text:tab/>/**</text:p>
      <text:p text:style-name="P22"><text:tab/> * LOG_BSD_NOTICE</text:p>
      <text:p text:style-name="P22"><text:tab/> *</text:p>
      <text:p text:style-name="P22"><text:tab/> * Notice: normal but significant condition</text:p>
      <text:p text:style-name="P22"><text:tab/> */</text:p>
      <text:p text:style-name="P22"><text:tab/>const LOG_BSD_NOTICE <text:s/>= 5;</text:p>
      <text:p text:style-name="P22"/>
      <text:p text:style-name="P22"><text:tab/>/**</text:p>
      <text:p text:style-name="P22"><text:tab/> * LOG_BSD_INFO</text:p>
      <text:p text:style-name="P22"><text:tab/> *</text:p>
      <text:p text:style-name="P22"><text:tab/> * Informational: informational messages</text:p>
      <text:p text:style-name="P22"><text:tab/> */</text:p>
      <text:p text:style-name="P22"><text:tab/>const LOG_BSD_INFO <text:s text:c="3"/>= 6;</text:p>
      <text:p text:style-name="P22"/>
      <text:p text:style-name="P22"><text:tab/>/**</text:p>
      <text:p text:style-name="P22"><text:tab/> * LOG_BSD_DEBUG</text:p>
      <text:p text:style-name="P22"><text:tab/> *</text:p>
      <text:p text:style-name="P22"><text:tab/> * Debug: debug messages</text:p>
      <text:p text:style-name="P22"><text:tab/> */</text:p>
      <text:p text:style-name="P22"><text:tab/>const LOG_BSD_DEBUG <text:s text:c="2"/>= 7;</text:p>
      <text:p text:style-name="P22"/>
      <text:p text:style-name="P22"><text:tab/>/**</text:p>
      <text:p text:style-name="P22"><text:tab/> * LOG_BSD_USER</text:p>
      <text:p text:style-name="P22"><text:tab/> *</text:p>
      <text:p text:style-name="P22"><text:tab/> * User: user defined errors start here</text:p>
      <text:p text:style-name="P22"><text:tab/> */</text:p>
      <text:p text:style-name="P22"><text:tab/>const LOG_BSD_USER <text:s text:c="2"/>= 8;</text:p>
      <text:p text:style-name="P22"/>
      <text:p text:style-name="P22"><text:tab/>/**</text:p>
      <text:p text:style-name="P22"><text:tab/> * $instance</text:p>
      <text:p text:style-name="P22"><text:tab/> *</text:p>
      <text:p text:style-name="P22"><text:tab/> * copy of the current class instance</text:p>
      <text:p text:style-name="P22"><text:tab/> * <text:span text:style-name="T6">@var</text:span> object $instance</text:p>
      <text:p text:style-name="P22"><text:tab/> */</text:p>
      <text:p text:style-name="P22"><text:tab/>private static $instance = null;</text:p>
      <text:p text:style-name="P22"/>
      <text:p text:style-name="P22"><text:tab/>/**</text:p>
      <text:p text:style-name="P22"><text:tab/> * $logs</text:p>
      <text:p text:style-name="P22"><text:tab/> *</text:p>
      <text:p text:style-name="P22"><text:tab/> * Active log object array</text:p>
      <text:p text:style-name="P22"><text:tab/> * <text:span text:style-name="T6">@var</text:span> array $logs</text:p>
      <text:p text:style-name="P22"><text:tab/> */</text:p>
      <text:p text:style-name="P22"><text:tab/>private $logs;</text:p>
      <text:p text:style-name="P22"/>
      <text:p text:style-name="P22"><text:tab/>/**</text:p>
      <text:p text:style-name="P22"><text:tab/> * logTypes</text:p>
      <text:p text:style-name="P22"><text:tab/> *</text:p>
      <text:p text:style-name="P22"><text:tab/> * Array containing message level to log</text:p>
      <text:p text:style-name="P22"><text:tab/> * <text:span text:style-name="T6">@var</text:span> array $logTypes</text:p>
      <text:p text:style-name="P22"><text:tab/> */</text:p>
      <text:p text:style-name="P22"><text:tab/>private $logTypes;</text:p>
      <text:p text:style-name="P22"/>
      <text:p text:style-name="P22"/>
      <text:p text:style-name="P23"><text:tab/>/**</text:p>
      <text:p text:style-name="P22"><text:tab/> * defaults</text:p>
      <text:p text:style-name="P22"><text:tab/> *</text:p>
      <text:p text:style-name="P22"><text:tab/> * An instance of the Library\Properties class to manage default property settings</text:p>
      <text:p text:style-name="P22"><text:tab/> * <text:span text:style-name="T6">@var</text:span> object $defaults</text:p>
      <text:p text:style-name="P22"><text:tab/> */</text:p>
      <text:p text:style-name="P22"><text:tab/>private $defaults;</text:p>
      <text:p text:style-name="P22"/>
      <text:p text:style-name="P22"><text:tab/>/**</text:p>
      <text:p text:style-name="P22"><text:tab/> * __construct</text:p>
      <text:p text:style-name="P22"><text:tab/> *</text:p>
      <text:p text:style-name="P22"><text:tab/> * class constructor</text:p>
      <text:p text:style-name="P22"><text:tab/> */</text:p>
      <text:p text:style-name="P22"><text:tab/>public function __construct()</text:p>
      <text:p text:style-name="P22"><text:tab/>{</text:p>
      <text:p text:style-name="P22"><text:tab/><text:tab/>$traceback = new Debug\Traceback(2);</text:p>
      <text:p text:style-name="P22"><text:tab/><text:tab/></text:p>
      <text:p text:style-name="P22"><text:tab/><text:tab/>if (($traceback-&gt;className() != get_class()) &amp;&amp; </text:p>
      <text:p text:style-name="P22"><text:tab/><text:tab/> <text:s text:c="3"/>($traceback-&gt;methodName() !== 'getInstance'))</text:p>
      <text:p text:style-name="P22"><text:tab/><text:tab/>{</text:p>
      <text:p text:style-name="P22"><text:tab/><text:tab/><text:tab/>throw new Exception(Error::code('RestrictedUseOfNew'));</text:p>
      <text:p text:style-name="P22"><text:tab/><text:tab/>}</text:p>
      <text:p text:style-name="P22"/>
      <text:p text:style-name="P22"><text:tab/><text:tab/>parent::__construct(self::defaultProperties());</text:p>
      <text:p text:style-name="P22"><text:tab/><text:tab/>$this-&gt;logs = array();</text:p>
      <text:p text:style-name="P22"><text:tab/><text:tab/>$this-&gt;defaults = self::defaultLogProperties();</text:p>
      <text:p text:style-name="P22"><text:tab/><text:tab/>$this-&gt;logTypes = array('error' =&gt; self::LOG_BSD_ERR);</text:p>
      <text:p text:style-name="P22"><text:tab/>}</text:p>
      <text:p text:style-name="P22"/>
      <text:p text:style-name="P22"><text:tab/>/**</text:p>
      <text:p text:style-name="P22"/>
      <text:p text:style-name="P22"><text:tab/> * __destruct</text:p>
      <text:p text:style-name="P22"><text:tab/> *</text:p>
      <text:p text:style-name="P22"><text:tab/> * destroy the current class object</text:p>
      <text:p text:style-name="P22"><text:tab/> * <text:span text:style-name="T6">@return</text:span> null</text:p>
      <text:p text:style-name="P22"><text:tab/> */</text:p>
      <text:p text:style-name="P22"><text:tab/>public function __destruct()</text:p>
      <text:p text:style-name="P22"><text:tab/>{</text:p>
      <text:p text:style-name="P22"><text:tab/><text:tab/>self::stopLogs();</text:p>
      <text:p text:style-name="P22"><text:tab/>}</text:p>
      <text:p text:style-name="P22"/>
      <text:p text:style-name="P22"><text:tab/>/**</text:p>
      <text:p text:style-name="P22"><text:tab/> * getInstance</text:p>
      <text:p text:style-name="P22"><text:tab/> *</text:p>
      <text:p text:style-name="P22"><text:tab/> * get, or create and get if it doesn't exist, the current instance object</text:p>
      <text:p text:style-name="P22"><text:tab/> * <text:span text:style-name="T6">@return</text:span> Library\Log instance object</text:p>
      <text:p text:style-name="P22"><text:tab/> */</text:p>
      <text:p text:style-name="P22"><text:tab/>public static function getInstance()</text:p>
      <text:p text:style-name="P22"><text:tab/>{</text:p>
      <text:p text:style-name="P22"><text:tab/><text:tab/>if (! self::$instance instanceof self)</text:p>
      <text:p text:style-name="P22"><text:tab/><text:tab/>{</text:p>
      <text:p text:style-name="P22"><text:tab/><text:tab/><text:tab/>self::$instance = new Log();</text:p>
      <text:p text:style-name="P22"><text:tab/><text:tab/>}</text:p>
      <text:p text:style-name="P22"/>
      <text:p text:style-name="P22"><text:tab/><text:tab/>return self::$instance;</text:p>
      <text:p text:style-name="P22"><text:tab/>}</text:p>
      <text:p text:style-name="P22"/>
      <text:p text:style-name="P22"/>
      <text:p text:style-name="P23"><text:tab/>/**</text:p>
      <text:p text:style-name="P22"><text:tab/> * deleteInstance</text:p>
      <text:p text:style-name="P22"><text:tab/> *</text:p>
      <text:p text:style-name="P22"><text:tab/> * delete the current instance, if it exists</text:p>
      <text:p text:style-name="P22"><text:tab/> * <text:span text:style-name="T6">@return</text:span> null</text:p>
      <text:p text:style-name="P22"><text:tab/> */</text:p>
      <text:p text:style-name="P22"><text:tab/>public static function deleteInstance()</text:p>
      <text:p text:style-name="P22"><text:tab/>{</text:p>
      <text:p text:style-name="P22"><text:tab/><text:tab/>unset(self::$instance);</text:p>
      <text:p text:style-name="P22"><text:tab/><text:tab/>self::$instance = null;</text:p>
      <text:p text:style-name="P22"><text:tab/>}</text:p>
      <text:p text:style-name="P22"/>
      <text:p text:style-name="P22"><text:tab/>/**</text:p>
      <text:p text:style-name="P22"><text:tab/> * message</text:p>
      <text:p text:style-name="P22"><text:tab/> *</text:p>
      <text:p text:style-name="P22"><text:tab/> * Log a message to the current log device</text:p>
      <text:p text:style-name="P22"><text:tab/> * <text:span text:style-name="T6">@param</text:span> string $message <text:s text:c="5"/>= message to write to the log file</text:p>
      <text:p text:style-name="P22"><text:tab/> * <text:span text:style-name="T6">@param</text:span> mixed $logProperties = (optional):<text:tab/></text:p>
      <text:p text:style-name="P22"><text:tab/> *<text:tab/> 'Log_Level' <text:s text:c="4"/>=&gt; &lt;(optional) error level </text:p>
      <text:p text:style-name="P22"><text:tab/> *<text:tab/><text:tab/><text:tab/><text:tab/>(default = Library\Log::LOG_BSD_ERR)&gt;,</text:p>
      <text:p text:style-name="P22"><text:tab/> * <text:tab/> 'Log_Format'<text:tab/> <text:s text:c="3"/>=&gt; &lt;(optional) format type: 'none', 'timestamp', 'log',</text:p>
      <text:p text:style-name="P22"><text:tab/> *<text:tab/><text:tab/><text:tab/><text:tab/><text:tab/><text:tab/><text:tab/><text:tab/>'xml' (default = 'none')</text:p>
      <text:p text:style-name="P22"><text:tab/> * <text:s text:c="4"/>'Log_LineNumber' =&gt; &lt;linenumber&gt;,</text:p>
      <text:p text:style-name="P22"><text:tab/> * <text:s text:c="4"/>'Log_Method' <text:s text:c="4"/>=&gt; &lt;(optional) name of the calling method&gt;,</text:p>
      <text:p text:style-name="P22"><text:tab/> * <text:s text:c="4"/>'Log_Class' <text:s text:c="5"/>=&gt; &lt;(optional) name of the calling class&gt;,</text:p>
      <text:p text:style-name="P22"><text:tab/> * <text:s text:c="4"/>'Log_Program' <text:s text:c="3"/>=&gt; &lt;(optional) name of the program to log&gt;</text:p>
      <text:p text:style-name="P22"><text:tab/> * <text:s text:c="4"/>'Log_SkipLevels' =&gt; &lt;(optional) number of levels to skip in traceback stack</text:p>
      <text:p text:style-name="P22"><text:tab/> * <text:s text:c="4"/>'Log_Timestamp' <text:s/>=&gt; &lt;(optional) timestamp of the event&gt;</text:p>
      <text:p text:style-name="P22"><text:tab/> * @returns true if successful, false if not</text:p>
      <text:p text:style-name="P22"><text:tab/> * @throws Log\Exception</text:p>
      <text:p text:style-name="P22"><text:tab/> */</text:p>
      <text:p text:style-name="Code_20_Listing"><text:tab/><text:span text:style-name="T4">public static function message($message, $logProperties=null)</text:span></text:p>
      <text:p text:style-name="P22"><text:tab/>{</text:p>
      <text:p text:style-name="P22"><text:tab/><text:tab/>$instance = self::getInstance();</text:p>
      <text:p text:style-name="P22"/>
      <text:p text:style-name="P22"><text:tab/><text:tab/>if (count($instance-&gt;logs) == 0)</text:p>
      <text:p text:style-name="P22"><text:tab/><text:tab/>{</text:p>
      <text:p text:style-name="P22"><text:tab/><text:tab/><text:tab/>return false;</text:p>
      <text:p text:style-name="P22"><text:tab/><text:tab/>}</text:p>
      <text:p text:style-name="P22"/>
      <text:p text:style-name="P22"><text:tab/><text:tab/>$instance-&gt;logProperties($logProperties);</text:p>
      <text:p text:style-name="P22"/>
      <text:p text:style-name="P22"><text:tab/><text:tab/>foreach($instance-&gt;logs as $logName =&gt; $properties)</text:p>
      <text:p text:style-name="P22"><text:tab/><text:tab/>{</text:p>
      <text:p text:style-name="P22"><text:tab/><text:tab/><text:tab/>if ($instance-&gt;logProperties-&gt;Log_Level &lt;= $properties-&gt;Log_Level)</text:p>
      <text:p text:style-name="P22"><text:tab/><text:tab/><text:tab/>{</text:p>
      <text:p text:style-name="P22"><text:tab/><text:tab/><text:tab/><text:tab/>$properties-&gt;Log_Object-&gt;log($message, </text:p>
      <text:p text:style-name="P22"><text:tab/><text:tab/><text:tab/><text:tab/><text:tab/><text:tab/><text:tab/><text:tab/> <text:s text:c="2"/>$instance-&gt;logProperties);</text:p>
      <text:p text:style-name="P22"><text:tab/><text:tab/><text:tab/>}</text:p>
      <text:p text:style-name="P22"><text:tab/><text:tab/>}</text:p>
      <text:p text:style-name="P22"/>
      <text:p text:style-name="P22"><text:tab/><text:tab/>return true;</text:p>
      <text:p text:style-name="P22"><text:tab/>}</text:p>
      <text:p text:style-name="P22"/>
      <text:p text:style-name="P22"/>
      <text:p text:style-name="P23"><text:tab/>/**</text:p>
      <text:p text:style-name="P22"><text:tab/> * startLog</text:p>
      <text:p text:style-name="P22"><text:tab/> *</text:p>
      <text:p text:style-name="P22"><text:tab/> * start (open) the requested log and prepare it for logging activities</text:p>
      <text:p text:style-name="P24"><text:tab/> * <text:span text:style-name="T6">@param</text:span> object|array $properties = properties in a Library\Properties class</text:p>
      <text:p text:style-name="P24"><text:tab/> *<text:tab/><text:tab/><text:tab/><text:tab/><text:tab/><text:tab/> <text:s/>or associative array</text:p>
      <text:p text:style-name="P22"><text:tab/> * <text:span text:style-name="T6">@throws</text:span> Library\Log\Exception</text:p>
      <text:p text:style-name="P22"><text:tab/> */</text:p>
      <text:p text:style-name="P22"><text:tab/>public static function startLog($properties)</text:p>
      <text:p text:style-name="P22"><text:tab/>{</text:p>
      <text:p text:style-name="P22"><text:tab/><text:tab/>$instance = self::getInstance();</text:p>
      <text:p text:style-name="P22"/>
      <text:p text:style-name="P22"><text:tab/><text:tab/>switch(gettype($properties))</text:p>
      <text:p text:style-name="P22"><text:tab/><text:tab/>{</text:p>
      <text:p text:style-name="P22"><text:tab/><text:tab/>case 'object':</text:p>
      <text:p text:style-name="P22"><text:tab/><text:tab/><text:tab/>if (! $properties instanceof \Library\Properties)</text:p>
      <text:p text:style-name="P22"><text:tab/><text:tab/><text:tab/>{</text:p>
      <text:p text:style-name="P22"><text:tab/><text:tab/><text:tab/><text:tab/>throw new Exception(Error::code('InvalidClassObject'));</text:p>
      <text:p text:style-name="P22"><text:tab/><text:tab/><text:tab/>}</text:p>
      <text:p text:style-name="P22"/>
      <text:p text:style-name="P22"><text:tab/><text:tab/><text:tab/>$properties-&gt;setProperties($instance-&gt;defaults-&gt;properties(), false);</text:p>
      <text:p text:style-name="P22"><text:tab/><text:tab/><text:tab/>break;</text:p>
      <text:p text:style-name="P22"/>
      <text:p text:style-name="P22"><text:tab/><text:tab/>case 'array':</text:p>
      <text:p text:style-name="P22"><text:tab/><text:tab/><text:tab/>if (count($properties) == 0)</text:p>
      <text:p text:style-name="P22"><text:tab/><text:tab/><text:tab/>{</text:p>
      <text:p text:style-name="P22"><text:tab/><text:tab/><text:tab/><text:tab/>throw new Exception(Error::code('MissingPropertiesArray'));</text:p>
      <text:p text:style-name="P22"><text:tab/><text:tab/><text:tab/>}</text:p>
      <text:p text:style-name="P22"/>
      <text:p text:style-name="P22"><text:tab/><text:tab/><text:tab/>$properties = new \Library\Properties</text:p>
      <text:p text:style-name="P22"><text:tab/><text:tab/><text:tab/><text:tab/><text:tab/><text:tab/>(array_merge($instance-&gt;defaults-&gt;properties(), <text:tab/><text:tab/><text:tab/><text:tab/><text:tab/><text:tab/><text:tab/><text:tab/>$properties));</text:p>
      <text:p text:style-name="P22"><text:tab/><text:tab/><text:tab/>break;</text:p>
      <text:p text:style-name="P22"/>
      <text:p text:style-name="P22"><text:tab/><text:tab/>default:</text:p>
      <text:p text:style-name="P22"><text:tab/><text:tab/><text:tab/>throw new Exception(Error::code('MissingRequiredProperties'));</text:p>
      <text:p text:style-name="P22"><text:tab/><text:tab/>}</text:p>
      <text:p text:style-name="P22"/>
      <text:p text:style-name="P22"><text:tab/><text:tab/>if (array_key_exists($properties-&gt;Log_Name, $instance-&gt;logs))</text:p>
      <text:p text:style-name="P22"><text:tab/><text:tab/>{</text:p>
      <text:p text:style-name="P22"><text:tab/><text:tab/><text:tab/>self::stopLog($properties-&gt;Log_Name);</text:p>
      <text:p text:style-name="P22"><text:tab/><text:tab/>}</text:p>
      <text:p text:style-name="P22"/>
      <text:p text:style-name="P22"><text:tab/><text:tab/>$properties-&gt;Log_Started = false;</text:p>
      <text:p text:style-name="P22"/>
      <text:p text:style-name="P22"><text:tab/><text:tab/>if ($properties-&gt;exists('Log_Error'))</text:p>
      <text:p text:style-name="P22"><text:tab/><text:tab/>{</text:p>
      <text:p text:style-name="P22"><text:tab/><text:tab/><text:tab/>$properties-&gt;delete('Log_Error');</text:p>
      <text:p text:style-name="P22"><text:tab/><text:tab/>}</text:p>
      <text:p text:style-name="P22"/>
      <text:p text:style-name="P22"><text:tab/><text:tab/>if (! $properties-&gt;exists('Log_Level'))</text:p>
      <text:p text:style-name="P22"><text:tab/><text:tab/>{</text:p>
      <text:p text:style-name="P22"><text:tab/><text:tab/><text:tab/>$properties-&gt;Log_Level = self::LOG_BSD_ERR;</text:p>
      <text:p text:style-name="P22"><text:tab/><text:tab/>}</text:p>
      <text:p text:style-name="P22"/>
      <text:p text:style-name="P22"><text:tab/><text:tab/>if (($log = Log\Factory::instantiateClass($properties-&gt;Log_Adapter, <text:tab/><text:tab/><text:tab/><text:tab/><text:tab/><text:tab/><text:tab/><text:tab/><text:tab/> <text:s text:c="2"/>$properties)) === null)</text:p>
      <text:p text:style-name="P22"><text:tab/><text:tab/>{</text:p>
      <text:p text:style-name="P22"><text:tab/><text:tab/><text:tab/>throw new Exception(Error::code('ObjectNotInitialized', $properties));</text:p>
      <text:p text:style-name="P22"><text:tab/><text:tab/>}</text:p>
      <text:p text:style-name="P22"/>
      <text:p text:style-name="P22"><text:soft-page-break/><text:tab/><text:tab/>$properties-&gt;Log_Object = $log;</text:p>
      <text:p text:style-name="P22"><text:tab/><text:tab/>$properties-&gt;Log_Started = true;</text:p>
      <text:p text:style-name="P22"/>
      <text:p text:style-name="P22"><text:tab/><text:tab/>$instance-&gt;logs[$properties-&gt;Log_Name] = $properties;</text:p>
      <text:p text:style-name="P22"><text:tab/>}</text:p>
      <text:p text:style-name="P22"/>
      <text:p text:style-name="P22"><text:tab/>/**</text:p>
      <text:p text:style-name="P22"><text:tab/> * stopLog</text:p>
      <text:p text:style-name="P22"><text:tab/> *</text:p>
      <text:p text:style-name="P22"><text:tab/> * Stop a current logger by deleting it's entry</text:p>
      <text:p text:style-name="P22"><text:tab/> * <text:span text:style-name="T6">@param</text:span> string $logName = case sensitive name of log to stop</text:p>
      <text:p text:style-name="P22"><text:tab/> * <text:span text:style-name="T6">@return</text:span> boolean true = successful, false = not found</text:p>
      <text:p text:style-name="P22"><text:tab/> */</text:p>
      <text:p text:style-name="P22"><text:tab/>public static function stopLog($logName)</text:p>
      <text:p text:style-name="P22"><text:tab/>{</text:p>
      <text:p text:style-name="P22"><text:tab/><text:tab/>$instance = self::getInstance();</text:p>
      <text:p text:style-name="P22"/>
      <text:p text:style-name="P22"><text:tab/><text:tab/>if ((count($instance-&gt;logs) == 0) ||</text:p>
      <text:p text:style-name="P22"><text:tab/><text:tab/> <text:s text:c="3"/>(! array_key_exists($logName, $instance-&gt;logs)))</text:p>
      <text:p text:style-name="P22"><text:tab/><text:tab/>{</text:p>
      <text:p text:style-name="P22"><text:tab/><text:tab/><text:tab/>return false;</text:p>
      <text:p text:style-name="P22"><text:tab/><text:tab/>}</text:p>
      <text:p text:style-name="P22"/>
      <text:p text:style-name="P22"><text:tab/><text:tab/>$properties = $instance-&gt;logs[$logName];</text:p>
      <text:p text:style-name="P22"/>
      <text:p text:style-name="P22"><text:tab/><text:tab/>unset($properties-&gt;Log_Object);</text:p>
      <text:p text:style-name="P22"/>
      <text:p text:style-name="P22"><text:tab/><text:tab/>$properties-&gt;delete('Log_Object');</text:p>
      <text:p text:style-name="P22"><text:tab/><text:tab/>$properties-&gt;Log_Started = false;</text:p>
      <text:p text:style-name="P22"/>
      <text:p text:style-name="P22"><text:tab/><text:tab/>unset($instance-&gt;logs[$logName]);</text:p>
      <text:p text:style-name="P22"/>
      <text:p text:style-name="P22"><text:tab/><text:tab/>return true;</text:p>
      <text:p text:style-name="P22"><text:tab/>}</text:p>
      <text:p text:style-name="P22"/>
      <text:p text:style-name="P22"><text:tab/>/**</text:p>
      <text:p text:style-name="P22"><text:tab/> * stopLogs</text:p>
      <text:p text:style-name="P22"><text:tab/> *</text:p>
      <text:p text:style-name="P22"><text:tab/> * Stop all logs</text:p>
      <text:p text:style-name="P22"><text:tab/> */</text:p>
      <text:p text:style-name="P22"><text:tab/>public static function stopLogs()</text:p>
      <text:p text:style-name="P22"><text:tab/>{</text:p>
      <text:p text:style-name="P22"><text:tab/><text:tab/>$instance = self::getInstance();</text:p>
      <text:p text:style-name="P22"/>
      <text:p text:style-name="P22"><text:tab/><text:tab/>if (count($instance-&gt;logs) &gt; 0)</text:p>
      <text:p text:style-name="P22"><text:tab/><text:tab/>{</text:p>
      <text:p text:style-name="P22"><text:tab/><text:tab/><text:tab/>while($properties = array_pop($instance-&gt;logs))</text:p>
      <text:p text:style-name="P22"><text:tab/><text:tab/><text:tab/>{</text:p>
      <text:p text:style-name="P22"><text:tab/><text:tab/><text:tab/><text:tab/>self::stopLog($properties-&gt;Log_Name);</text:p>
      <text:p text:style-name="P22"><text:tab/><text:tab/><text:tab/>}</text:p>
      <text:p text:style-name="P22"><text:tab/><text:tab/>}</text:p>
      <text:p text:style-name="P22"/>
      <text:p text:style-name="P22"><text:tab/><text:tab/>$instance-&gt;logs = array();</text:p>
      <text:p text:style-name="P22"><text:tab/>}</text:p>
      <text:p text:style-name="P22"/>
      <text:p text:style-name="P22"/>
      <text:p text:style-name="P23"><text:tab/>/**</text:p>
      <text:p text:style-name="P22"><text:tab/> * findLogError</text:p>
      <text:p text:style-name="P22"><text:tab/> *</text:p>
      <text:p text:style-name="P22"><text:tab/> * find the first log error</text:p>
      <text:p text:style-name="P22"><text:tab/> * <text:span text:style-name="T6">@return</text:span> array|boolean $properties = found log parameters, false = none found</text:p>
      <text:p text:style-name="P22"><text:tab/> */</text:p>
      <text:p text:style-name="P22"><text:tab/>public static function findLogError()</text:p>
      <text:p text:style-name="P22"><text:tab/>{</text:p>
      <text:p text:style-name="P22"><text:tab/><text:tab/>$instance = self::getInstance();</text:p>
      <text:p text:style-name="P22"/>
      <text:p text:style-name="P22"><text:tab/><text:tab/>if (count($instance-&gt;logs) == 0)</text:p>
      <text:p text:style-name="P22"><text:tab/><text:tab/>{</text:p>
      <text:p text:style-name="P22"><text:tab/><text:tab/><text:tab/>return false;</text:p>
      <text:p text:style-name="P22"><text:tab/><text:tab/>}</text:p>
      <text:p text:style-name="P22"/>
      <text:p text:style-name="P22"><text:tab/><text:tab/>foreach($instance-&gt;logs as $logName =&gt; $properties)</text:p>
      <text:p text:style-name="P22"><text:tab/><text:tab/>{</text:p>
      <text:p text:style-name="P22"><text:tab/><text:tab/><text:tab/>if ($properties-&gt;exists('Log_Exception') &amp;&amp; </text:p>
      <text:p text:style-name="P22"><text:tab/><text:tab/><text:tab/> <text:s text:c="3"/>$properties-&gt;Log_Exception)</text:p>
      <text:p text:style-name="P22"><text:tab/><text:tab/><text:tab/>{</text:p>
      <text:p text:style-name="P22"><text:tab/><text:tab/><text:tab/><text:tab/>return $properties;</text:p>
      <text:p text:style-name="P22"><text:tab/><text:tab/><text:tab/>}</text:p>
      <text:p text:style-name="P22"><text:tab/><text:tab/>}</text:p>
      <text:p text:style-name="P22"/>
      <text:p text:style-name="P22"><text:tab/><text:tab/>return false;</text:p>
      <text:p text:style-name="P22"><text:tab/>}</text:p>
      <text:p text:style-name="P22"/>
      <text:p text:style-name="P22"><text:tab/>/**</text:p>
      <text:p text:style-name="P22"><text:tab/> * getProperties</text:p>
      <text:p text:style-name="P22"><text:tab/> *</text:p>
      <text:p text:style-name="P22"><text:tab/> * get the parameters associated with the specified log</text:p>
      <text:p text:style-name="P22"><text:tab/> * <text:span text:style-name="T6">@param</text:span> string $logName = name of the log to fetch parameters for</text:p>
      <text:p text:style-name="P22"><text:tab/> * <text:span text:style-name="T6">@return</text:span> array|boolean $properties = requested log parameters, false if not found</text:p>
      <text:p text:style-name="P22"><text:tab/> */</text:p>
      <text:p text:style-name="P22"><text:tab/>public static function getProperties($logName)</text:p>
      <text:p text:style-name="P22"><text:tab/>{</text:p>
      <text:p text:style-name="P22"><text:tab/><text:tab/>$instance = self::getInstance();</text:p>
      <text:p text:style-name="P22"/>
      <text:p text:style-name="P22"><text:tab/><text:tab/>if ((count($instance-&gt;logs) == 0) || </text:p>
      <text:p text:style-name="P22"><text:tab/><text:tab/> <text:s text:c="3"/>(! array_key_exists($logName, $instance-&gt;logs)))</text:p>
      <text:p text:style-name="P22"><text:tab/><text:tab/>{</text:p>
      <text:p text:style-name="P22"><text:tab/><text:tab/><text:tab/>return false;</text:p>
      <text:p text:style-name="P22"><text:tab/><text:tab/>}</text:p>
      <text:p text:style-name="P22"/>
      <text:p text:style-name="P22"><text:tab/><text:tab/>return $instance-&gt;logs[$logName];</text:p>
      <text:p text:style-name="P22"><text:tab/>}</text:p>
      <text:p text:style-name="P22"/>
      <text:p text:style-name="P22"><text:tab/>/**</text:p>
      <text:p text:style-name="P22"><text:tab/> * setLogType</text:p>
      <text:p text:style-name="P22"><text:tab/> *</text:p>
      <text:p text:style-name="P22"><text:tab/> * Add the logging name and level to the logTypes array</text:p>
      <text:p text:style-name="P22"><text:tab/> * <text:span text:style-name="T6">@param</text:span> string $name <text:s/>= symbolic name of the log level</text:p>
      <text:p text:style-name="P22"><text:tab/> * <text:span text:style-name="T6">@param</text:span> integer $level = log level to associate with the name</text:p>
      <text:p text:style-name="P22"><text:tab/> */</text:p>
      <text:p text:style-name="P22"><text:tab/>public static function setLogType($name, $level)</text:p>
      <text:p text:style-name="P22"><text:tab/>{</text:p>
      <text:p text:style-name="P22"><text:tab/><text:tab/>self::getInstance()-&gt;logTypes[$name] = $level;</text:p>
      <text:p text:style-name="P22"><text:tab/>}</text:p>
      <text:p text:style-name="P22"/>
      <text:p text:style-name="P22"/>
      <text:p text:style-name="P23"><text:tab/>/**</text:p>
      <text:p text:style-name="P22"><text:tab/> * unsetLogType</text:p>
      <text:p text:style-name="P22"><text:tab/> *</text:p>
      <text:p text:style-name="P22"><text:tab/> * Delete (unset) the symbolic name in the logTypes array</text:p>
      <text:p text:style-name="P22"><text:tab/> * <text:span text:style-name="T6">@param</text:span> string $name = symbolic name to delete</text:p>
      <text:p text:style-name="P22"><text:tab/> */</text:p>
      <text:p text:style-name="P22"><text:tab/>public static function unsetLogType($name)</text:p>
      <text:p text:style-name="P22"><text:tab/>{</text:p>
      <text:p text:style-name="P22"><text:tab/><text:tab/>$instance = self::getInstance();</text:p>
      <text:p text:style-name="P22"/>
      <text:p text:style-name="P22"><text:tab/><text:tab/>if (array_key_exists($name, $instance-&gt;logTypes))</text:p>
      <text:p text:style-name="P22"><text:tab/><text:tab/>{</text:p>
      <text:p text:style-name="P22"><text:tab/><text:tab/><text:tab/>unset($instance-&gt;logTypes[$name]);</text:p>
      <text:p text:style-name="P22"><text:tab/><text:tab/>}</text:p>
      <text:p text:style-name="P22"><text:tab/>}</text:p>
      <text:p text:style-name="P22"/>
      <text:p text:style-name="P22"><text:tab/>/**</text:p>
      <text:p text:style-name="P22"><text:tab/> * clearLogTypes</text:p>
      <text:p text:style-name="P22"><text:tab/> *</text:p>
      <text:p text:style-name="P22"><text:tab/> * clear all of the symbolic names and levels from logTypes array</text:p>
      <text:p text:style-name="P22"><text:tab/> */</text:p>
      <text:p text:style-name="P22"><text:tab/>public static function clearLogTypes()</text:p>
      <text:p text:style-name="P22"><text:tab/>{</text:p>
      <text:p text:style-name="P22"><text:tab/><text:tab/>self::getInstance()-&gt;logTypes = array();</text:p>
      <text:p text:style-name="P22"><text:tab/>}</text:p>
      <text:p text:style-name="P22"/>
      <text:p text:style-name="P22"><text:tab/>/**</text:p>
      <text:p text:style-name="P22"><text:tab/> * lookupLogType</text:p>
      <text:p text:style-name="P22"><text:tab/> *</text:p>
      <text:p text:style-name="P22"><text:tab/> * Lookup the log type name in the logType array</text:p>
      <text:p text:style-name="P22"><text:tab/> * <text:span text:style-name="T6">@param</text:span> string $name = log type name to look up</text:p>
      <text:p text:style-name="P22"><text:tab/> * <text:span text:style-name="T6">@return</text:span> integer|boolean $type = log type index, false if not found</text:p>
      <text:p text:style-name="P22"><text:tab/> */</text:p>
      <text:p text:style-name="P22"><text:tab/>public static function lookupLogType($name)</text:p>
      <text:p text:style-name="P22"><text:tab/>{</text:p>
      <text:p text:style-name="P22"><text:tab/><text:tab/>$instance = self::getInstance();</text:p>
      <text:p text:style-name="P22"/>
      <text:p text:style-name="P22"><text:tab/><text:tab/>if (array_key_exists($name, $instance-&gt;logTypes))</text:p>
      <text:p text:style-name="P22"><text:tab/><text:tab/>{</text:p>
      <text:p text:style-name="P22"><text:tab/><text:tab/><text:tab/>return $instance-&gt;logTypes[$name];</text:p>
      <text:p text:style-name="P22"><text:tab/><text:tab/>}</text:p>
      <text:p text:style-name="P22"/>
      <text:p text:style-name="P22"><text:tab/><text:tab/>return false;</text:p>
      <text:p text:style-name="P22"><text:tab/>}</text:p>
      <text:p text:style-name="P22"/>
      <text:p text:style-name="P22"/>
      <text:p text:style-name="P23"><text:tab/>/**</text:p>
      <text:p text:style-name="P22"><text:tab/> * defaultLogProperties</text:p>
      <text:p text:style-name="P22"><text:tab/> *</text:p>
      <text:p text:style-name="P22"><text:tab/> * Returns a Properties class instance initialized with default log properties.</text:p>
      <text:p text:style-name="P22"><text:tab/> * <text:span text:style-name="T6">@return</text:span>s object $logProperties</text:p>
      <text:p text:style-name="P22"><text:tab/> */</text:p>
      <text:p text:style-name="P22"><text:tab/>public static function defaultLogProperties()</text:p>
      <text:p text:style-name="P22"><text:tab/>{</text:p>
      <text:p text:style-name="P22"><text:tab/><text:tab/>return new \Library\Properties</text:p>
      <text:p text:style-name="P22"><text:tab/><text:tab/><text:tab/>(array('Log_SkipLevels'<text:tab/><text:tab/>=&gt; 2,</text:p>
      <text:p text:style-name="P22"><text:tab/><text:tab/><text:tab/> <text:s text:c="6"/>'Log_Program'<text:tab/><text:tab/>=&gt; 'Library',</text:p>
      <text:p text:style-name="P22"><text:tab/><text:tab/><text:tab/> <text:s text:c="6"/>'Log_Exception'<text:tab/><text:tab/>=&gt; \Library\Error::code('NoError'),</text:p>
      <text:p text:style-name="P22"><text:tab/><text:tab/><text:tab/> <text:tab/> 'Log_Error'<text:tab/><text:tab/><text:tab/>=&gt; \Library\Error::code('NoError'),</text:p>
      <text:p text:style-name="P22"><text:tab/><text:tab/><text:tab/> <text:tab/> 'Log_Adapter'<text:tab/><text:tab/>=&gt; 'fileio',</text:p>
      <text:p text:style-name="P22"><text:tab/><text:tab/><text:tab/> <text:tab/> 'Log_Name'<text:tab/><text:tab/><text:tab/>=&gt; null,</text:p>
      <text:p text:style-name="P22"><text:tab/><text:tab/><text:tab/> <text:tab/> 'Log_Level'<text:tab/><text:tab/><text:tab/>=&gt; self::LOG_BSD_DEBUG,</text:p>
      <text:p text:style-name="P22"><text:tab/><text:tab/><text:tab/> <text:tab/> 'Log_Format'<text:tab/><text:tab/><text:tab/>=&gt; 'log',</text:p>
      <text:p text:style-name="P22"><text:tab/><text:tab/><text:tab/> <text:tab/> 'Log_FileAdapter'<text:tab/><text:tab/>=&gt; 'fileobject',</text:p>
      <text:p text:style-name="P22"><text:tab/><text:tab/><text:tab/> <text:tab/> 'Log_FileDestination'<text:tab/>=&gt; 'log',</text:p>
      <text:p text:style-name="P22"><text:tab/><text:tab/><text:tab/> <text:tab/> 'Log_FileMode'<text:tab/><text:tab/>=&gt; 'w',</text:p>
      <text:p text:style-name="P22"><text:tab/><text:tab/> <text:tab/>));</text:p>
      <text:p text:style-name="P22"><text:tab/>}</text:p>
      <text:p text:style-name="P22"/>
      <text:p text:style-name="Code_20_Listing"><text:span text:style-name="T4"><text:tab/>/**</text:span></text:p>
      <text:p text:style-name="P22"><text:tab/> * defaultProperties</text:p>
      <text:p text:style-name="P22"><text:tab/> *</text:p>
      <text:p text:style-name="P22"><text:tab/> * Returns a Properties class instance initialized with default properties.</text:p>
      <text:p text:style-name="P22"><text:tab/> * <text:span text:style-name="T6">@return</text:span>s object $properties</text:p>
      <text:p text:style-name="P22"><text:tab/> */</text:p>
      <text:p text:style-name="P22"><text:tab/>public static function defaultProperties()</text:p>
      <text:p text:style-name="P22"><text:tab/>{</text:p>
      <text:p text:style-name="P22"><text:tab/><text:tab/>return new \Library\Properties</text:p>
      <text:p text:style-name="P22"><text:tab/><text:tab/><text:tab/><text:tab/>(array('Log_SkipLevels'<text:tab/><text:tab/>=&gt; 2,</text:p>
      <text:p text:style-name="P22"><text:tab/><text:tab/><text:tab/><text:tab/><text:tab/>'Log_Program'<text:tab/><text:tab/><text:tab/>=&gt; 'Library',</text:p>
      <text:p text:style-name="P22"><text:tab/><text:tab/><text:tab/><text:tab/><text:tab/>'Log_Level'<text:tab/><text:tab/><text:tab/>=&gt; self::LOG_BSD_DEBUG,</text:p>
      <text:p text:style-name="P22"><text:tab/><text:tab/><text:tab/><text:tab/><text:tab/>'Log_Format'<text:tab/><text:tab/><text:tab/>=&gt; 'log',</text:p>
      <text:p text:style-name="P22"><text:tab/><text:tab/><text:tab/><text:tab/>));</text:p>
      <text:p text:style-name="P22"><text:tab/>}</text:p>
      <text:p text:style-name="P22"/>
      <text:p text:style-name="P22">}</text:p>
      <text:p text:style-name="P22"/>
      <text:p text:style-name="Code_20_Listing"/>
      <text:p text:style-name="Code_20_List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Log<text:tab/><text:tab/><text:tab/><text:tab/><text:tab/><text:page-number text:select-page="current">20</text:page-number><text:tab/><text:tab/><text:tab/><text:tab/><text:date style:data-style-name="N76" text:date-value="2012-07-01T12:00:04.95" text:fixed="true">July 1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1T10:55:45</meta:creation-date>
    <dc:title>Class Documentation</dc:title>
    <meta:editing-duration>PT09H22M46S</meta:editing-duration>
    <meta:editing-cycles>24</meta:editing-cycles>
    <meta:generator>OpenOffice.org/3.2$Linux OpenOffice.org_project/320m12$Build-9483</meta:generator>
    <meta:initial-creator>Jay Wheeler</meta:initial-creator>
    <dc:date>2012-07-04T11:40:49</dc:date>
    <dc:creator>Jay Wheeler</dc:creator>
    <meta:document-statistic meta:table-count="13" meta:image-count="0" meta:object-count="0" meta:page-count="31" meta:paragraph-count="956" meta:word-count="3959" meta:character-count="28724"/>
    <meta:template xlink:type="simple" xlink:actuate="onRequest" xlink:title="Class Documentation" xlink:href="../Class%20Documentation.ott" meta:date="2012-07-01T10:55:45"/>
  </office:meta>
</office:document-meta>
</file>